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0000000408F19BCEA5C2355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695cm" table:align="left"/>
    </style:style>
    <style:style style:name="Table1.A" style:family="table-column">
      <style:table-column-properties style:column-width="3.598cm"/>
    </style:style>
    <style:style style:name="Table1.B" style:family="table-column">
      <style:table-column-properties style:column-width="13.097cm"/>
    </style:style>
    <style:style style:name="Table1.A1" style:family="table-cell">
      <style:table-cell-properties fo:padding="0.097cm" fo:border="none"/>
    </style:style>
    <style:style style:name="Table1.6" style:family="table-row">
      <style:table-row-properties style:min-row-height="0.767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905cm"/>
    </style:style>
    <style:style style:name="Table8.B" style:family="table-column">
      <style:table-column-properties style:column-width="14.6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905cm"/>
    </style:style>
    <style:style style:name="Table10.B" style:family="table-column">
      <style:table-column-properties style:column-width="14.6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left"/>
    </style:style>
    <style:style style:name="Table11.A" style:family="table-column">
      <style:table-column-properties style:column-width="1.905cm"/>
    </style:style>
    <style:style style:name="Table11.B" style:family="table-column">
      <style:table-column-properties style:column-width="14.60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905cm"/>
    </style:style>
    <style:style style:name="Table3.B" style:family="table-column">
      <style:table-column-properties style:column-width="14.6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6.51cm" table:align="left"/>
    </style:style>
    <style:style style:name="Table12.A" style:family="table-column">
      <style:table-column-properties style:column-width="1.905cm"/>
    </style:style>
    <style:style style:name="Table12.B" style:family="table-column">
      <style:table-column-properties style:column-width="14.60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1.905cm"/>
    </style:style>
    <style:style style:name="Table13.B" style:family="table-column">
      <style:table-column-properties style:column-width="14.60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4" style:family="table">
      <style:table-properties style:width="16.51cm" table:align="left"/>
    </style:style>
    <style:style style:name="Table14.A" style:family="table-column">
      <style:table-column-properties style:column-width="1.905cm"/>
    </style:style>
    <style:style style:name="Table14.B" style:family="table-column">
      <style:table-column-properties style:column-width="14.60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b69b4c" officeooo:paragraph-rsid="00b69b4c" style:font-size-asian="18pt" style:font-weight-asian="bold" style:font-size-complex="18pt" style:font-weight-complex="bold"/>
    </style:style>
    <style:style style:name="P7" style:family="paragraph" style:parent-style-name="Table">
      <style:text-properties fo:font-style="normal" officeooo:rsid="000d39c5" officeooo:paragraph-rsid="005894e1" style:font-style-asian="normal" style:font-style-complex="normal"/>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Table">
      <style:text-properties fo:font-style="normal" officeooo:rsid="00112e16" officeooo:paragraph-rsid="00112e16" style:font-style-asian="normal" style:font-style-complex="normal"/>
    </style:style>
    <style:style style:name="P10"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1" style:family="paragraph" style:parent-style-name="Table">
      <style:text-properties fo:font-style="normal" officeooo:rsid="00b43e21" officeooo:paragraph-rsid="00b43e21" style:font-style-asian="normal" style:font-style-complex="normal"/>
    </style:style>
    <style:style style:name="P12" style:family="paragraph" style:parent-style-name="Table">
      <style:paragraph-properties fo:text-align="center" style:justify-single-word="false"/>
      <style:text-properties officeooo:rsid="000d39c5" officeooo:paragraph-rsid="00112e16"/>
    </style:style>
    <style:style style:name="P13" style:family="paragraph" style:parent-style-name="Table">
      <style:paragraph-properties fo:text-align="center" style:justify-single-word="false"/>
      <style:text-properties officeooo:rsid="000d39c5" officeooo:paragraph-rsid="003cdf20"/>
    </style:style>
    <style:style style:name="P14" style:family="paragraph" style:parent-style-name="Table">
      <style:paragraph-properties fo:text-align="center" style:justify-single-word="false"/>
      <style:text-properties officeooo:rsid="000d39c5" officeooo:paragraph-rsid="008559f5"/>
    </style:style>
    <style:style style:name="P15" style:family="paragraph" style:parent-style-name="Table">
      <style:paragraph-properties fo:text-align="center" style:justify-single-word="false"/>
      <style:text-properties officeooo:rsid="000d39c5" officeooo:paragraph-rsid="00a97355"/>
    </style:style>
    <style:style style:name="P16" style:family="paragraph" style:parent-style-name="Table">
      <style:paragraph-properties fo:text-align="center" style:justify-single-word="false"/>
      <style:text-properties officeooo:rsid="000d39c5" officeooo:paragraph-rsid="00acdfec"/>
    </style:style>
    <style:style style:name="P17" style:family="paragraph" style:parent-style-name="Table">
      <style:paragraph-properties fo:text-align="center" style:justify-single-word="false"/>
      <style:text-properties officeooo:rsid="000d39c5" officeooo:paragraph-rsid="00b8e8b8"/>
    </style:style>
    <style:style style:name="P18" style:family="paragraph" style:parent-style-name="Table">
      <style:paragraph-properties fo:text-align="center" style:justify-single-word="false"/>
      <style:text-properties officeooo:rsid="000d39c5" officeooo:paragraph-rsid="00b9c839"/>
    </style:style>
    <style:style style:name="P19" style:family="paragraph" style:parent-style-name="Table">
      <style:paragraph-properties fo:text-align="center" style:justify-single-word="false"/>
      <style:text-properties officeooo:rsid="000d39c5" officeooo:paragraph-rsid="00bcd5fa"/>
    </style:style>
    <style:style style:name="P20" style:family="paragraph" style:parent-style-name="Table">
      <style:paragraph-properties fo:text-align="center" style:justify-single-word="false"/>
      <style:text-properties officeooo:rsid="000d39c5" officeooo:paragraph-rsid="00c2baf5"/>
    </style:style>
    <style:style style:name="P21" style:family="paragraph" style:parent-style-name="Table">
      <style:paragraph-properties fo:text-align="center" style:justify-single-word="false"/>
      <style:text-properties officeooo:rsid="000d39c5" officeooo:paragraph-rsid="00c66820"/>
    </style:style>
    <style:style style:name="P22" style:family="paragraph" style:parent-style-name="Table">
      <style:text-properties officeooo:rsid="000d39c5" officeooo:paragraph-rsid="00112e16"/>
    </style:style>
    <style:style style:name="P23" style:family="paragraph" style:parent-style-name="Table">
      <style:text-properties officeooo:rsid="000d39c5" officeooo:paragraph-rsid="003cdf20"/>
    </style:style>
    <style:style style:name="P24" style:family="paragraph" style:parent-style-name="Table">
      <style:text-properties officeooo:rsid="000d39c5" officeooo:paragraph-rsid="008559f5"/>
    </style:style>
    <style:style style:name="P25" style:family="paragraph" style:parent-style-name="Table">
      <style:text-properties officeooo:rsid="000d39c5" officeooo:paragraph-rsid="00a97355"/>
    </style:style>
    <style:style style:name="P26" style:family="paragraph" style:parent-style-name="Table">
      <style:text-properties officeooo:rsid="000d39c5" officeooo:paragraph-rsid="00acdfec"/>
    </style:style>
    <style:style style:name="P27" style:family="paragraph" style:parent-style-name="Text_20_body">
      <style:text-properties officeooo:rsid="000d39c5" officeooo:paragraph-rsid="00b2c499"/>
    </style:style>
    <style:style style:name="P28" style:family="paragraph" style:parent-style-name="Table_20_Heading">
      <style:text-properties officeooo:rsid="000d39c5" officeooo:paragraph-rsid="00b46b3d"/>
    </style:style>
    <style:style style:name="P29" style:family="paragraph" style:parent-style-name="Table">
      <style:text-properties officeooo:rsid="000d39c5" officeooo:paragraph-rsid="00b8e8b8"/>
    </style:style>
    <style:style style:name="P30" style:family="paragraph" style:parent-style-name="Table">
      <style:text-properties officeooo:rsid="000d39c5" officeooo:paragraph-rsid="00b9c839"/>
    </style:style>
    <style:style style:name="P31" style:family="paragraph" style:parent-style-name="Table">
      <style:text-properties officeooo:rsid="000d39c5" officeooo:paragraph-rsid="00bcd5fa"/>
    </style:style>
    <style:style style:name="P32" style:family="paragraph" style:parent-style-name="Table">
      <style:text-properties officeooo:rsid="000d39c5" officeooo:paragraph-rsid="00c2baf5"/>
    </style:style>
    <style:style style:name="P33" style:family="paragraph" style:parent-style-name="Table">
      <style:text-properties officeooo:rsid="000d39c5" officeooo:paragraph-rsid="00c66820"/>
    </style:style>
    <style:style style:name="P34" style:family="paragraph" style:parent-style-name="Table">
      <style:paragraph-properties fo:text-align="center" style:justify-single-word="false"/>
      <style:text-properties officeooo:rsid="001ab970" officeooo:paragraph-rsid="008559f5"/>
    </style:style>
    <style:style style:name="P35" style:family="paragraph" style:parent-style-name="Table">
      <style:paragraph-properties fo:text-align="center" style:justify-single-word="false"/>
      <style:text-properties officeooo:rsid="001ab970" officeooo:paragraph-rsid="00b9c839"/>
    </style:style>
    <style:style style:name="P36" style:family="paragraph" style:parent-style-name="Table">
      <style:paragraph-properties fo:text-align="center" style:justify-single-word="false"/>
      <style:text-properties officeooo:rsid="00b3e25c" officeooo:paragraph-rsid="00b3e25c"/>
    </style:style>
    <style:style style:name="P37" style:family="paragraph" style:parent-style-name="Req_20_No">
      <style:paragraph-properties fo:text-align="center" style:justify-single-word="false"/>
      <style:text-properties officeooo:rsid="00b3e25c" officeooo:paragraph-rsid="00b3e25c"/>
    </style:style>
    <style:style style:name="P38" style:family="paragraph" style:parent-style-name="Table">
      <style:text-properties officeooo:rsid="00b3e25c" officeooo:paragraph-rsid="00b3e25c"/>
    </style:style>
    <style:style style:name="P39" style:family="paragraph" style:parent-style-name="Table_20_Text">
      <style:paragraph-properties fo:text-align="center" style:justify-single-word="false"/>
    </style:style>
    <style:style style:name="P40" style:family="paragraph" style:parent-style-name="Table_20_Text">
      <style:paragraph-properties fo:text-align="center" style:justify-single-word="false"/>
      <style:text-properties officeooo:rsid="00a8b56a" officeooo:paragraph-rsid="00a8b56a"/>
    </style:style>
    <style:style style:name="P41" style:family="paragraph" style:parent-style-name="Table_20_Text">
      <style:text-properties officeooo:paragraph-rsid="00acdfec"/>
    </style:style>
    <style:style style:name="P42" style:family="paragraph" style:parent-style-name="Table_20_Heading">
      <style:text-properties officeooo:paragraph-rsid="00acdfec"/>
    </style:style>
    <style:style style:name="P43" style:family="paragraph" style:parent-style-name="Table_20_Text">
      <style:paragraph-properties fo:text-align="center" style:justify-single-word="false"/>
      <style:text-properties officeooo:rsid="00af8830" officeooo:paragraph-rsid="00af8830"/>
    </style:style>
    <style:style style:name="P44" style:family="paragraph" style:parent-style-name="Req_20_No">
      <style:text-properties officeooo:rsid="00af8830" officeooo:paragraph-rsid="00af8830"/>
    </style:style>
    <style:style style:name="P45" style:family="paragraph" style:parent-style-name="Req_20_No">
      <style:text-properties officeooo:rsid="00af8830"/>
    </style:style>
    <style:style style:name="P46" style:family="paragraph" style:parent-style-name="Table_20_Text">
      <style:text-properties fo:font-weight="normal" officeooo:rsid="00a8b56a" officeooo:paragraph-rsid="00a8b56a" style:font-weight-asian="normal" style:font-weight-complex="normal"/>
    </style:style>
    <style:style style:name="P47" style:family="paragraph" style:parent-style-name="Table_20_Text">
      <style:text-properties officeooo:rsid="00b43643" officeooo:paragraph-rsid="00b43643"/>
    </style:style>
    <style:style style:name="P48" style:family="paragraph" style:parent-style-name="Table_20_Text">
      <style:text-properties officeooo:rsid="00b43643" officeooo:paragraph-rsid="00b8e8b8"/>
    </style:style>
    <style:style style:name="P49" style:family="paragraph" style:parent-style-name="Table_20_Text">
      <style:text-properties officeooo:rsid="00b43643" officeooo:paragraph-rsid="00c2baf5"/>
    </style:style>
    <style:style style:name="P50" style:family="paragraph" style:parent-style-name="Table_20_Text">
      <style:text-properties officeooo:rsid="00b43643" officeooo:paragraph-rsid="00c66820"/>
    </style:style>
    <style:style style:name="P51" style:family="paragraph" style:parent-style-name="Text_20_body">
      <style:text-properties officeooo:rsid="0073f64b" officeooo:paragraph-rsid="0073f64b"/>
    </style:style>
    <style:style style:name="P52" style:family="paragraph" style:parent-style-name="Text_20_body">
      <style:text-properties officeooo:rsid="000b6d09" officeooo:paragraph-rsid="00112e16"/>
    </style:style>
    <style:style style:name="P53" style:family="paragraph" style:parent-style-name="Text_20_body">
      <style:text-properties officeooo:rsid="000b6d09" officeooo:paragraph-rsid="000b6d09"/>
    </style:style>
    <style:style style:name="P54" style:family="paragraph" style:parent-style-name="Text_20_body">
      <style:text-properties officeooo:rsid="000b6d09" officeooo:paragraph-rsid="000fab3f"/>
    </style:style>
    <style:style style:name="P55" style:family="paragraph" style:parent-style-name="Text_20_body">
      <style:text-properties officeooo:rsid="0011daef" officeooo:paragraph-rsid="0011daef"/>
    </style:style>
    <style:style style:name="P56" style:family="paragraph" style:parent-style-name="Text_20_body">
      <style:text-properties officeooo:rsid="002ca74a" officeooo:paragraph-rsid="002ca74a"/>
    </style:style>
    <style:style style:name="P57" style:family="paragraph" style:parent-style-name="Text_20_body">
      <style:text-properties officeooo:rsid="008559f5" officeooo:paragraph-rsid="008559f5"/>
    </style:style>
    <style:style style:name="P58" style:family="paragraph" style:parent-style-name="Text_20_body">
      <style:text-properties officeooo:rsid="008559f5" officeooo:paragraph-rsid="00b9c839"/>
    </style:style>
    <style:style style:name="P59" style:family="paragraph" style:parent-style-name="Text_20_body">
      <style:text-properties officeooo:rsid="00a97355" officeooo:paragraph-rsid="00a97355"/>
    </style:style>
    <style:style style:name="P60" style:family="paragraph" style:parent-style-name="Text_20_body">
      <style:text-properties officeooo:rsid="00a97355" officeooo:paragraph-rsid="00babafe"/>
    </style:style>
    <style:style style:name="P61" style:family="paragraph" style:parent-style-name="Standard">
      <style:text-properties officeooo:rsid="00a97355"/>
    </style:style>
    <style:style style:name="P62" style:family="paragraph" style:parent-style-name="Table_20_Heading">
      <style:text-properties officeooo:paragraph-rsid="00a97355"/>
    </style:style>
    <style:style style:name="P63" style:family="paragraph" style:parent-style-name="Standard">
      <style:text-properties officeooo:paragraph-rsid="003cdf20"/>
    </style:style>
    <style:style style:name="P64" style:family="paragraph" style:parent-style-name="Req_20_No">
      <style:text-properties officeooo:rsid="00aea57f" officeooo:paragraph-rsid="00aea57f"/>
    </style:style>
    <style:style style:name="P65" style:family="paragraph" style:parent-style-name="Req_20_No">
      <style:text-properties officeooo:paragraph-rsid="00af8830"/>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Table_20_index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Table_20_Heading">
      <style:text-properties officeooo:paragraph-rsid="00b8e8b8"/>
    </style:style>
    <style:style style:name="P70" style:family="paragraph" style:parent-style-name="Table_20_Text">
      <style:text-properties officeooo:paragraph-rsid="00b8e8b8"/>
    </style:style>
    <style:style style:name="P71" style:family="paragraph" style:parent-style-name="Table_20_Text">
      <style:text-properties officeooo:rsid="00b80c07" officeooo:paragraph-rsid="00b80c07"/>
    </style:style>
    <style:style style:name="P72" style:family="paragraph" style:parent-style-name="Text_20_body">
      <style:text-properties officeooo:rsid="00b80c07" officeooo:paragraph-rsid="00b80c07"/>
    </style:style>
    <style:style style:name="P73" style:family="paragraph" style:parent-style-name="Table_20_Text">
      <style:paragraph-properties fo:text-align="center" style:justify-single-word="false"/>
      <style:text-properties officeooo:rsid="00b80c07" officeooo:paragraph-rsid="00b80c07"/>
    </style:style>
    <style:style style:name="P74" style:family="paragraph" style:parent-style-name="Table_20_Text">
      <style:text-properties officeooo:rsid="00b80c07" officeooo:paragraph-rsid="00bdaf28"/>
    </style:style>
    <style:style style:name="P75" style:family="paragraph" style:parent-style-name="Table_20_Text">
      <style:text-properties officeooo:rsid="00b80c07" officeooo:paragraph-rsid="00bf7c45"/>
    </style:style>
    <style:style style:name="P76" style:family="paragraph" style:parent-style-name="Table_20_Text">
      <style:text-properties officeooo:rsid="00b80c07" officeooo:paragraph-rsid="00bf91cf"/>
    </style:style>
    <style:style style:name="P77" style:family="paragraph" style:parent-style-name="Table_20_Text">
      <style:text-properties officeooo:rsid="00b8e8b8" officeooo:paragraph-rsid="00b8e8b8"/>
    </style:style>
    <style:style style:name="P78" style:family="paragraph" style:parent-style-name="Table_20_Text">
      <style:text-properties officeooo:rsid="00b8e8b8" officeooo:paragraph-rsid="00c2baf5"/>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Text_20_body">
      <style:text-properties officeooo:rsid="00a9174e" officeooo:paragraph-rsid="00a9174e"/>
    </style:style>
    <style:style style:name="P82" style:family="paragraph" style:parent-style-name="Table_20_Text">
      <style:text-properties officeooo:paragraph-rsid="00bf7c45"/>
    </style:style>
    <style:style style:name="P83" style:family="paragraph" style:parent-style-name="Text_20_body">
      <style:text-properties officeooo:rsid="00c2baf5" officeooo:paragraph-rsid="00c2baf5"/>
    </style:style>
    <style:style style:name="P84" style:family="paragraph" style:parent-style-name="Table_20_Heading">
      <style:text-properties officeooo:paragraph-rsid="00c2baf5"/>
    </style:style>
    <style:style style:name="P85" style:family="paragraph" style:parent-style-name="Table_20_Heading" style:master-page-name="">
      <style:paragraph-properties style:page-number="auto" fo:break-before="auto" fo:break-after="auto"/>
      <style:text-properties officeooo:paragraph-rsid="00c2baf5"/>
    </style:style>
    <style:style style:name="P86" style:family="paragraph" style:parent-style-name="Table_20_Text">
      <style:text-properties officeooo:paragraph-rsid="00c2baf5"/>
    </style:style>
    <style:style style:name="P87" style:family="paragraph" style:parent-style-name="Text_20_body">
      <style:text-properties officeooo:paragraph-rsid="00c2baf5"/>
    </style:style>
    <style:style style:name="P88" style:family="paragraph" style:parent-style-name="Table_20_Heading">
      <style:text-properties officeooo:paragraph-rsid="00b9c839"/>
    </style:style>
    <style:style style:name="P89" style:family="paragraph" style:parent-style-name="Table_20_Text">
      <style:text-properties officeooo:paragraph-rsid="00b9c839"/>
    </style:style>
    <style:style style:name="P90" style:family="paragraph" style:parent-style-name="Text_20_body">
      <style:text-properties officeooo:rsid="00b833c5" officeooo:paragraph-rsid="00babafe"/>
    </style:style>
    <style:style style:name="P91" style:family="paragraph" style:parent-style-name="Table_20_Text">
      <style:text-properties officeooo:rsid="00b833c5" officeooo:paragraph-rsid="00b9c839"/>
    </style:style>
    <style:style style:name="P92" style:family="paragraph" style:parent-style-name="Text_20_body">
      <style:text-properties officeooo:rsid="00bd4a79" officeooo:paragraph-rsid="00babafe"/>
    </style:style>
    <style:style style:name="P93" style:family="paragraph" style:parent-style-name="Text_20_body">
      <style:text-properties officeooo:paragraph-rsid="00babafe"/>
    </style:style>
    <style:style style:name="P94"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abafe" officeooo:paragraph-rsid="00babafe"/>
    </style:style>
    <style:style style:name="P95" style:family="paragraph" style:parent-style-name="Note">
      <style:text-properties officeooo:rsid="00c74417" officeooo:paragraph-rsid="00babafe"/>
    </style:style>
    <style:style style:name="P96" style:family="paragraph" style:parent-style-name="Note">
      <style:text-properties officeooo:rsid="00c383b2" officeooo:paragraph-rsid="00c383b2"/>
    </style:style>
    <style:style style:name="P97" style:family="paragraph" style:parent-style-name="Table_20_Text">
      <style:text-properties officeooo:rsid="00c383b2" officeooo:paragraph-rsid="00c383b2"/>
    </style:style>
    <style:style style:name="P98"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7cabd" officeooo:paragraph-rsid="00b9c839"/>
    </style:style>
    <style:style style:name="P99" style:family="paragraph" style:parent-style-name="Text_20_body">
      <style:text-properties officeooo:rsid="00b7cabd" officeooo:paragraph-rsid="00babafe"/>
    </style:style>
    <style:style style:name="P100"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de0ae6" officeooo:paragraph-rsid="00b9c839"/>
    </style:style>
    <style:style style:name="P101"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8e764" officeooo:paragraph-rsid="00b9c839"/>
    </style:style>
    <style:style style:name="P102"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a7760" officeooo:paragraph-rsid="00b9c839"/>
    </style:style>
    <style:style style:name="P103"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cadccf" officeooo:paragraph-rsid="00b9c839"/>
    </style:style>
    <style:style style:name="P104"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0bf1c3" officeooo:paragraph-rsid="00b9c839"/>
    </style:style>
    <style:style style:name="P105" style:family="paragraph" style:parent-style-name="Table_20_Contents">
      <style:text-properties officeooo:rsid="011364d1" officeooo:paragraph-rsid="00b9c839"/>
    </style:style>
    <style:style style:name="P106" style:family="paragraph" style:parent-style-name="Text_20_body">
      <style:text-properties officeooo:rsid="011364d1" officeooo:paragraph-rsid="00b9c839"/>
    </style:style>
    <style:style style:name="P107" style:family="paragraph" style:parent-style-name="Table_20_Contents">
      <style:text-properties officeooo:rsid="0115068f" officeooo:paragraph-rsid="00b9c839"/>
    </style:style>
    <style:style style:name="P108" style:family="paragraph" style:parent-style-name="Table_20_Contents">
      <style:text-properties officeooo:rsid="0115f529" officeooo:paragraph-rsid="00b9c839"/>
    </style:style>
    <style:style style:name="P109" style:family="paragraph" style:parent-style-name="Table_20_Contents">
      <style:text-properties officeooo:rsid="01163d0e" officeooo:paragraph-rsid="00b9c839"/>
    </style:style>
    <style:style style:name="P110" style:family="paragraph" style:parent-style-name="Table_20_Heading">
      <style:text-properties officeooo:paragraph-rsid="00bcd5fa"/>
    </style:style>
    <style:style style:name="P111" style:family="paragraph" style:parent-style-name="Table_20_Text">
      <style:text-properties officeooo:paragraph-rsid="00bcd5fa"/>
    </style:style>
    <style:style style:name="P112" style:family="paragraph" style:parent-style-name="Table_20_Heading">
      <style:text-properties officeooo:paragraph-rsid="00bf91cf"/>
    </style:style>
    <style:style style:name="P113" style:family="paragraph" style:parent-style-name="Table_20_Text">
      <style:paragraph-properties fo:text-align="center" style:justify-single-word="false"/>
      <style:text-properties officeooo:rsid="00b94210" officeooo:paragraph-rsid="00b94210"/>
    </style:style>
    <style:style style:name="P114" style:family="paragraph" style:parent-style-name="Table_20_Text">
      <style:text-properties officeooo:rsid="00c39efd" officeooo:paragraph-rsid="00c74417"/>
    </style:style>
    <style:style style:name="P115" style:family="paragraph" style:parent-style-name="Table_20_Text">
      <style:paragraph-properties fo:text-align="center" style:justify-single-word="false"/>
      <style:text-properties officeooo:rsid="00c39efd" officeooo:paragraph-rsid="00c74417"/>
    </style:style>
    <style:style style:name="P116" style:family="paragraph" style:parent-style-name="Table_20_Text">
      <style:text-properties officeooo:paragraph-rsid="00c74417"/>
    </style:style>
    <style:style style:name="P117" style:family="paragraph" style:parent-style-name="Table_20_Text">
      <style:paragraph-properties fo:text-align="center" style:justify-single-word="false"/>
      <style:text-properties officeooo:rsid="00b9c839" officeooo:paragraph-rsid="00b9c839"/>
    </style:style>
    <style:style style:name="P118" style:family="paragraph" style:parent-style-name="Text_20_body">
      <style:text-properties officeooo:rsid="00b9c839" officeooo:paragraph-rsid="00b9c839"/>
    </style:style>
    <style:style style:name="P119" style:family="paragraph" style:parent-style-name="Table_20_Text">
      <style:paragraph-properties fo:text-align="center" style:justify-single-word="false"/>
      <style:text-properties officeooo:rsid="00c79051" officeooo:paragraph-rsid="00b9c839"/>
    </style:style>
    <style:style style:name="P120" style:family="paragraph" style:parent-style-name="Table_20_Text">
      <style:text-properties officeooo:rsid="00c79051" officeooo:paragraph-rsid="00b9c839"/>
    </style:style>
    <style:style style:name="P121" style:family="paragraph" style:parent-style-name="Table_20_Text">
      <style:paragraph-properties fo:text-align="center" style:justify-single-word="false"/>
      <style:text-properties officeooo:rsid="00b82d4a" officeooo:paragraph-rsid="00b9c839"/>
    </style:style>
    <style:style style:name="P122" style:family="paragraph" style:parent-style-name="Table_20_Text">
      <style:text-properties officeooo:rsid="00b82d4a" officeooo:paragraph-rsid="00b9c839"/>
    </style:style>
    <style:style style:name="P123" style:family="paragraph" style:parent-style-name="Table_20_Text">
      <style:paragraph-properties fo:text-align="center" style:justify-single-word="false"/>
      <style:text-properties style:font-name="Liberation Sans1" fo:font-size="12pt" fo:font-style="normal" officeooo:rsid="00eccb42" officeooo:paragraph-rsid="00b9c839" style:font-size-asian="12pt" style:font-style-asian="normal" style:font-name-complex="FreeSans" style:font-size-complex="12pt" style:font-style-complex="normal"/>
    </style:style>
    <style:style style:name="P124" style:family="paragraph" style:parent-style-name="Table_20_Text">
      <style:paragraph-properties fo:text-align="center" style:justify-single-word="false"/>
      <style:text-properties style:font-name="Liberation Sans1" fo:font-size="12pt" fo:font-style="normal" officeooo:rsid="00ecf0a5" officeooo:paragraph-rsid="00b9c839" style:font-size-asian="12pt" style:font-style-asian="normal" style:font-name-complex="FreeSans" style:font-size-complex="12pt" style:font-style-complex="normal"/>
    </style:style>
    <style:style style:name="P125" style:family="paragraph" style:parent-style-name="Table_20_Text">
      <style:paragraph-properties fo:text-align="center" style:justify-single-word="false"/>
      <style:text-properties style:font-name="Liberation Sans1" fo:font-size="12pt" fo:font-style="normal" officeooo:rsid="00edbe19" officeooo:paragraph-rsid="00b9c839" style:font-size-asian="12pt" style:font-style-asian="normal" style:font-name-complex="FreeSans" style:font-size-complex="12pt" style:font-style-complex="normal"/>
    </style:style>
    <style:style style:name="P126" style:family="paragraph" style:parent-style-name="Table_20_Text">
      <style:paragraph-properties fo:text-align="center" style:justify-single-word="false"/>
      <style:text-properties style:font-name="Liberation Sans1" fo:font-size="12pt" fo:font-style="normal" officeooo:rsid="01127297" officeooo:paragraph-rsid="00b9c839" style:font-size-asian="12pt" style:font-style-asian="normal" style:font-name-complex="FreeSans" style:font-size-complex="12pt" style:font-style-complex="normal"/>
    </style:style>
    <style:style style:name="P127" style:family="paragraph" style:parent-style-name="Table_20_Text">
      <style:paragraph-properties fo:text-align="center" style:justify-single-word="false"/>
      <style:text-properties officeooo:rsid="00eccb42" officeooo:paragraph-rsid="00b9c839"/>
    </style:style>
    <style:style style:name="P128" style:family="paragraph" style:parent-style-name="Table_20_Text">
      <style:paragraph-properties fo:text-align="center" style:justify-single-word="false"/>
      <style:text-properties officeooo:rsid="00ecf0a5" officeooo:paragraph-rsid="00b9c839"/>
    </style:style>
    <style:style style:name="P129" style:family="paragraph" style:parent-style-name="Table_20_Text">
      <style:text-properties officeooo:rsid="00ecf0a5" officeooo:paragraph-rsid="00b9c839"/>
    </style:style>
    <style:style style:name="P130" style:family="paragraph" style:parent-style-name="Table_20_Text">
      <style:text-properties officeooo:rsid="00edbe19" officeooo:paragraph-rsid="00b9c839"/>
    </style:style>
    <style:style style:name="P131" style:family="paragraph" style:parent-style-name="Table_20_Text">
      <style:paragraph-properties fo:text-align="center" style:justify-single-word="false"/>
      <style:text-properties officeooo:rsid="01127297" officeooo:paragraph-rsid="00b9c839"/>
    </style:style>
    <style:style style:name="P132" style:family="paragraph" style:parent-style-name="Table_20_Text">
      <style:text-properties officeooo:rsid="01127297" officeooo:paragraph-rsid="00b9c839"/>
    </style:style>
    <style:style style:name="P133" style:family="paragraph" style:parent-style-name="Table_20_Text">
      <style:text-properties officeooo:rsid="00bdaf28" officeooo:paragraph-rsid="00bdaf28"/>
    </style:style>
    <style:style style:name="P134" style:family="paragraph" style:parent-style-name="Table_20_Text">
      <style:text-properties officeooo:rsid="00bf7c45" officeooo:paragraph-rsid="00bf7c45"/>
    </style:style>
    <style:style style:name="P135" style:family="paragraph" style:parent-style-name="Table_20_Text">
      <style:text-properties officeooo:rsid="00b8e8b8" officeooo:paragraph-rsid="00b8e8b8" fo:background-color="transparent"/>
    </style:style>
    <style:style style:name="P136" style:family="paragraph" style:parent-style-name="Table_20_Text">
      <style:text-properties officeooo:rsid="00b8e8b8" officeooo:paragraph-rsid="00c11410" fo:background-color="transparent"/>
    </style:style>
    <style:style style:name="P137" style:family="paragraph" style:parent-style-name="Table_20_Text">
      <style:text-properties officeooo:rsid="00b8e8b8" officeooo:paragraph-rsid="00c2baf5" fo:background-color="transparent"/>
    </style:style>
    <style:style style:name="P138" style:family="paragraph" style:parent-style-name="Table_20_Text">
      <style:text-properties officeooo:rsid="00b8e8b8" officeooo:paragraph-rsid="00c66820" fo:background-color="transparent"/>
    </style:style>
    <style:style style:name="P139" style:family="paragraph" style:parent-style-name="Table_20_Text">
      <style:text-properties officeooo:rsid="00bf91cf" officeooo:paragraph-rsid="00bf91cf" fo:background-color="transparent"/>
    </style:style>
    <style:style style:name="P140" style:family="paragraph" style:parent-style-name="Table_20_Text">
      <style:text-properties officeooo:rsid="00bf91cf" officeooo:paragraph-rsid="00c2baf5" fo:background-color="transparent"/>
    </style:style>
    <style:style style:name="P141" style:family="paragraph" style:parent-style-name="Table_20_Text">
      <style:text-properties officeooo:rsid="00c66820" officeooo:paragraph-rsid="00c66820" fo:background-color="transparent"/>
    </style:style>
    <style:style style:name="P142" style:family="paragraph" style:parent-style-name="Table_20_Text">
      <style:text-properties officeooo:rsid="00bf91cf" officeooo:paragraph-rsid="00bf91cf"/>
    </style:style>
    <style:style style:name="P143" style:family="paragraph" style:parent-style-name="Table_20_Text">
      <style:text-properties officeooo:rsid="00bf91cf" officeooo:paragraph-rsid="00c11410"/>
    </style:style>
    <style:style style:name="P144" style:family="paragraph" style:parent-style-name="Text_20_body">
      <style:text-properties officeooo:rsid="00f35674" officeooo:paragraph-rsid="00babafe"/>
    </style:style>
    <style:style style:name="P145" style:family="paragraph" style:parent-style-name="Text_20_body">
      <style:text-properties officeooo:rsid="00d305e4" officeooo:paragraph-rsid="00babafe"/>
    </style:style>
    <style:style style:name="P146" style:family="paragraph" style:parent-style-name="Text_20_body">
      <style:text-properties officeooo:rsid="00f586ce" officeooo:paragraph-rsid="00babafe"/>
    </style:style>
    <style:style style:name="P147" style:family="paragraph" style:parent-style-name="Note">
      <style:text-properties officeooo:rsid="00b97c21"/>
    </style:style>
    <style:style style:name="P148" style:family="paragraph" style:parent-style-name="Table_20_Heading">
      <style:text-properties officeooo:paragraph-rsid="00c66820"/>
    </style:style>
    <style:style style:name="P149" style:family="paragraph" style:parent-style-name="Table_20_Text">
      <style:text-properties officeooo:paragraph-rsid="00c66820"/>
    </style:style>
    <style:style style:name="P150" style:family="paragraph" style:parent-style-name="Text_20_body">
      <style:text-properties officeooo:paragraph-rsid="00c66820"/>
    </style:style>
    <style:style style:name="P151" style:family="paragraph" style:parent-style-name="Text_20_body">
      <loext:graphic-properties draw:fill="none"/>
      <style:paragraph-properties fo:margin-left="0.4cm" fo:margin-right="0.6cm" fo:margin-top="0cm" fo:margin-bottom="0.247cm" style:contextual-spacing="false" fo:line-height="120%" fo:text-indent="0cm" style:auto-text-indent="false" fo:background-color="transparent"/>
      <style:text-properties officeooo:rsid="00b884af" officeooo:paragraph-rsid="00babafe"/>
    </style:style>
    <style:style style:name="P152" style:family="paragraph" style:parent-style-name="Table_20_Text">
      <style:text-properties officeooo:rsid="00c66820" officeooo:paragraph-rsid="00c66820"/>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1" style:master-page-name="">
      <style:paragraph-properties style:page-number="auto" fo:break-before="auto" fo:break-after="auto"/>
      <style:text-properties officeooo:rsid="0073f64b" officeooo:paragraph-rsid="00b9c839"/>
    </style:style>
    <style:style style:name="P159" style:family="paragraph" style:parent-style-name="Heading_20_1">
      <style:paragraph-properties fo:break-before="page"/>
      <style:text-properties officeooo:rsid="0011daef" officeooo:paragraph-rsid="0011daef"/>
    </style:style>
    <style:style style:name="P160" style:family="paragraph" style:parent-style-name="Heading_20_1">
      <style:text-properties officeooo:rsid="00b2c499" officeooo:paragraph-rsid="00b2c499"/>
    </style:style>
    <style:style style:name="P161" style:family="paragraph" style:parent-style-name="Heading_20_1">
      <style:text-properties officeooo:paragraph-rsid="00b9c839"/>
    </style:style>
    <style:style style:name="P162" style:family="paragraph" style:parent-style-name="Heading_20_2">
      <style:text-properties officeooo:rsid="008559f5" officeooo:paragraph-rsid="008559f5"/>
    </style:style>
    <style:style style:name="P163" style:family="paragraph" style:parent-style-name="Heading_20_2">
      <style:text-properties officeooo:rsid="008559f5" officeooo:paragraph-rsid="00b9c839"/>
    </style:style>
    <style:style style:name="P164" style:family="paragraph" style:parent-style-name="Heading_20_2">
      <style:text-properties officeooo:rsid="00a97355" officeooo:paragraph-rsid="00b9c839"/>
    </style:style>
    <style:style style:name="P165" style:family="paragraph" style:parent-style-name="Heading_20_2">
      <style:paragraph-properties fo:break-before="page"/>
      <style:text-properties officeooo:rsid="00a97355" officeooo:paragraph-rsid="00b9c839"/>
    </style:style>
    <style:style style:name="P166" style:family="paragraph" style:parent-style-name="Heading_20_2">
      <style:paragraph-properties fo:break-before="page"/>
      <style:text-properties officeooo:rsid="00a97355" officeooo:paragraph-rsid="00babafe"/>
    </style:style>
    <style:style style:name="P167" style:family="paragraph" style:parent-style-name="Heading_20_2">
      <style:text-properties officeooo:rsid="00a97355" officeooo:paragraph-rsid="00a97355"/>
    </style:style>
    <style:style style:name="P168" style:family="paragraph" style:parent-style-name="Heading_20_2">
      <style:text-properties officeooo:rsid="00a9174e" officeooo:paragraph-rsid="00a9174e"/>
    </style:style>
    <style:style style:name="P169" style:family="paragraph" style:parent-style-name="Heading_20_2">
      <style:text-properties officeooo:rsid="00c2baf5" officeooo:paragraph-rsid="00c2baf5"/>
    </style:style>
    <style:style style:name="P170" style:family="paragraph" style:parent-style-name="Heading_20_2" style:master-page-name="">
      <style:paragraph-properties style:page-number="auto" fo:break-before="auto" fo:break-after="auto"/>
      <style:text-properties officeooo:rsid="00bcd5fa" officeooo:paragraph-rsid="00bcd5fa"/>
    </style:style>
    <style:style style:name="P171" style:family="paragraph" style:parent-style-name="Heading_20_2" style:master-page-name="">
      <style:paragraph-properties style:page-number="auto" fo:break-before="auto" fo:break-after="auto"/>
      <style:text-properties officeooo:paragraph-rsid="00bf7c45"/>
    </style:style>
    <style:style style:name="P172" style:family="paragraph" style:parent-style-name="Heading_20_2">
      <style:paragraph-properties fo:break-before="page"/>
    </style:style>
    <style:style style:name="P173" style:family="paragraph" style:parent-style-name="Heading_20_2" style:master-page-name="">
      <style:paragraph-properties style:page-number="auto" fo:break-before="auto" fo:break-after="auto"/>
      <style:text-properties officeooo:paragraph-rsid="00c2baf5"/>
    </style:style>
    <style:style style:name="P174" style:family="paragraph" style:parent-style-name="Heading_20_3">
      <style:text-properties officeooo:paragraph-rsid="00b9c839"/>
    </style:style>
    <style:style style:name="P175" style:family="paragraph" style:parent-style-name="Heading_20_3">
      <style:text-properties officeooo:rsid="00babafe" officeooo:paragraph-rsid="00babafe"/>
    </style:style>
    <style:style style:name="P176" style:family="paragraph" style:parent-style-name="Heading_20_3">
      <style:text-properties officeooo:rsid="00b833c5" officeooo:paragraph-rsid="00babafe"/>
    </style:style>
    <style:style style:name="P177" style:family="paragraph" style:parent-style-name="Heading_20_3" style:master-page-name="">
      <style:paragraph-properties style:page-number="auto" fo:break-before="auto" fo:break-after="auto"/>
      <style:text-properties officeooo:rsid="00bd4a79" officeooo:paragraph-rsid="00babafe"/>
    </style:style>
    <style:style style:name="P178" style:family="paragraph" style:parent-style-name="Heading_20_3">
      <style:text-properties officeooo:rsid="00d53245" officeooo:paragraph-rsid="00babafe"/>
    </style:style>
    <style:style style:name="P179" style:family="paragraph" style:parent-style-name="Heading_20_3">
      <style:text-properties officeooo:paragraph-rsid="00babafe"/>
    </style:style>
    <style:style style:name="P180" style:family="paragraph" style:parent-style-name="Heading_20_4">
      <style:text-properties officeooo:rsid="00b833c5" officeooo:paragraph-rsid="00babafe"/>
    </style:style>
    <style:style style:name="P181" style:family="paragraph" style:parent-style-name="Heading_20_4">
      <style:text-properties officeooo:paragraph-rsid="00babafe"/>
    </style:style>
    <style:style style:name="P182"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8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84"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b69b4c" officeooo:paragraph-rsid="00b69b4c" style:font-size-asian="18pt" style:font-weight-asian="bold" style:font-size-complex="18pt" style:font-weight-complex="bold"/>
    </style:style>
    <style:style style:name="P185" style:family="paragraph" style:parent-style-name="Table_20_Heading">
      <style:paragraph-properties fo:break-before="page"/>
      <style:text-properties officeooo:paragraph-rsid="00c66820"/>
    </style:style>
    <style:style style:name="P186" style:family="paragraph" style:parent-style-name="Table_20_Text">
      <style:text-properties officeooo:rsid="00b43643" officeooo:paragraph-rsid="00c66820"/>
    </style:style>
    <style:style style:name="P187" style:family="paragraph" style:parent-style-name="Table_20_index_20_1">
      <style:paragraph-properties>
        <style:tab-stops>
          <style:tab-stop style:position="17cm" style:type="right" style:leader-style="dotted" style:leader-text="."/>
        </style:tab-stops>
      </style:paragraph-properties>
    </style:style>
    <style:style style:name="P188" style:family="paragraph" style:parent-style-name="Text_20_body" style:list-style-name="L1">
      <style:text-properties officeooo:rsid="00b69b4c" officeooo:paragraph-rsid="00b69b4c"/>
    </style:style>
    <style:style style:name="P189" style:family="paragraph" style:parent-style-name="Text_20_body" style:list-style-name="L1">
      <style:text-properties officeooo:rsid="00b69b4c" officeooo:paragraph-rsid="00b94fb9"/>
    </style:style>
    <style:style style:name="P190" style:family="paragraph" style:parent-style-name="Text_20_body" style:list-style-name="L1">
      <style:text-properties officeooo:rsid="00a8b56a" officeooo:paragraph-rsid="00b69b4c"/>
    </style:style>
    <style:style style:name="P191" style:family="paragraph" style:parent-style-name="Text_20_body" style:list-style-name="L1">
      <style:text-properties officeooo:rsid="00a8b56a" officeooo:paragraph-rsid="00a8b56a"/>
    </style:style>
    <style:style style:name="P192" style:family="paragraph" style:parent-style-name="Text_20_body" style:list-style-name="L1">
      <style:text-properties officeooo:rsid="00a8b56a" officeooo:paragraph-rsid="00b94fb9"/>
    </style:style>
    <style:style style:name="P193" style:family="paragraph" style:parent-style-name="Text_20_body" style:list-style-name="L1">
      <style:text-properties officeooo:rsid="00a8b56a" officeooo:paragraph-rsid="00c66820"/>
    </style:style>
    <style:style style:name="P194" style:family="paragraph" style:parent-style-name="Text_20_body">
      <style:text-properties officeooo:rsid="00a8b56a" officeooo:paragraph-rsid="00c66820"/>
    </style:style>
    <style:style style:name="P195" style:family="paragraph" style:parent-style-name="Text_20_body" style:list-style-name="L1">
      <style:text-properties officeooo:rsid="00b77cd3" officeooo:paragraph-rsid="00b94fb9"/>
    </style:style>
    <style:style style:name="P196" style:family="paragraph" style:parent-style-name="Text_20_body" style:list-style-name="L1">
      <style:paragraph-properties fo:break-before="page"/>
      <style:text-properties officeooo:rsid="00c66820" officeooo:paragraph-rsid="00c66820"/>
    </style:style>
    <style:style style:name="P197" style:family="paragraph" style:parent-style-name="Text_20_body" style:list-style-name="">
      <style:paragraph-properties fo:line-height="120%"/>
      <style:text-properties officeooo:rsid="00c66820" officeooo:paragraph-rsid="00c66820"/>
    </style:style>
    <style:style style:name="P198" style:family="paragraph" style:parent-style-name="Text_20_body">
      <style:paragraph-properties fo:break-before="page"/>
      <style:text-properties officeooo:rsid="00c66820" officeooo:paragraph-rsid="00c66820"/>
    </style:style>
    <style:style style:name="P199" style:family="paragraph" style:parent-style-name="Text_20_body" style:list-style-name="L1">
      <style:text-properties officeooo:rsid="00b80c07" officeooo:paragraph-rsid="00b69b4c"/>
    </style:style>
    <style:style style:name="P200" style:family="paragraph" style:parent-style-name="Text_20_body" style:list-style-name="L2">
      <style:text-properties officeooo:rsid="00b80c07" officeooo:paragraph-rsid="00b80c07"/>
    </style:style>
    <style:style style:name="P201" style:family="paragraph" style:parent-style-name="Text_20_body" style:list-style-name="L2">
      <style:text-properties officeooo:paragraph-rsid="00b80c07"/>
    </style:style>
    <style:style style:name="P202" style:family="paragraph" style:parent-style-name="Text_20_body" style:list-style-name="L3">
      <style:text-properties officeooo:rsid="0011daef" officeooo:paragraph-rsid="0011daef"/>
    </style:style>
    <style:style style:name="P203" style:family="paragraph" style:parent-style-name="Text_20_body" style:master-page-name="">
      <style:paragraph-properties style:page-number="auto" fo:break-before="auto" fo:break-after="auto"/>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c383b2"/>
    </style:style>
    <style:style style:name="T6" style:family="text">
      <style:text-properties style:text-position="super 58%" officeooo:rsid="00cb77b1"/>
    </style:style>
    <style:style style:name="T7" style:family="text">
      <style:text-properties officeooo:rsid="000d39c5"/>
    </style:style>
    <style:style style:name="T8" style:family="text">
      <style:text-properties officeooo:rsid="0031e064"/>
    </style:style>
    <style:style style:name="T9" style:family="text">
      <style:text-properties officeooo:rsid="00112e16"/>
    </style:style>
    <style:style style:name="T10" style:family="text">
      <style:text-properties officeooo:rsid="0012f4bd"/>
    </style:style>
    <style:style style:name="T11" style:family="text">
      <style:text-properties officeooo:rsid="0073f64b"/>
    </style:style>
    <style:style style:name="T12" style:family="text">
      <style:text-properties officeooo:rsid="00a8b56a"/>
    </style:style>
    <style:style style:name="T13" style:family="text">
      <style:text-properties officeooo:rsid="00a97355"/>
    </style:style>
    <style:style style:name="T14" style:family="text">
      <style:text-properties officeooo:rsid="00acdfec"/>
    </style:style>
    <style:style style:name="T15" style:family="text">
      <style:text-properties officeooo:rsid="00aea57f"/>
    </style:style>
    <style:style style:name="T16" style:family="text">
      <style:text-properties officeooo:rsid="00af8830"/>
    </style:style>
    <style:style style:name="T17" style:family="text">
      <style:text-properties officeooo:rsid="00b0fc83"/>
    </style:style>
    <style:style style:name="T18" style:family="text">
      <style:text-properties officeooo:rsid="00b46b3d"/>
    </style:style>
    <style:style style:name="T19" style:family="text">
      <style:text-properties officeooo:rsid="00b69b4c"/>
    </style:style>
    <style:style style:name="T20" style:family="text">
      <style:text-properties officeooo:rsid="00b80c07"/>
    </style:style>
    <style:style style:name="T21" style:family="text">
      <style:text-properties officeooo:rsid="00b8e8b8"/>
    </style:style>
    <style:style style:name="T22" style:family="text">
      <style:text-properties officeooo:rsid="00b90bd9"/>
    </style:style>
    <style:style style:name="T23" style:family="text">
      <style:text-properties officeooo:rsid="00b94210"/>
    </style:style>
    <style:style style:name="T24" style:family="text">
      <style:text-properties officeooo:rsid="00b94fb9"/>
    </style:style>
    <style:style style:name="T25" style:family="text">
      <style:text-properties officeooo:rsid="00b77cd3"/>
    </style:style>
    <style:style style:name="T26" style:family="text">
      <style:text-properties officeooo:rsid="00c39efd"/>
    </style:style>
    <style:style style:name="T27" style:family="text">
      <style:text-properties officeooo:rsid="00b884af"/>
    </style:style>
    <style:style style:name="T28" style:family="text">
      <style:text-properties officeooo:rsid="00c74417"/>
    </style:style>
    <style:style style:name="T29" style:family="text">
      <style:text-properties officeooo:rsid="00b833c5"/>
    </style:style>
    <style:style style:name="T30" style:family="text">
      <style:text-properties officeooo:rsid="00edbe19"/>
    </style:style>
    <style:style style:name="T31" style:family="text">
      <style:text-properties officeooo:rsid="010bf1c3"/>
    </style:style>
    <style:style style:name="T32" style:family="text">
      <style:text-properties officeooo:rsid="00ecf0a5"/>
    </style:style>
    <style:style style:name="T33" style:family="text">
      <style:text-properties style:font-name="Liberation Sans1" officeooo:rsid="01289f62" style:font-size-asian="10.5pt"/>
    </style:style>
    <style:style style:name="T34" style:family="text">
      <style:text-properties style:font-name="Liberation Sans1" officeooo:rsid="00f35674" style:font-size-asian="10.5pt"/>
    </style:style>
    <style:style style:name="T35" style:family="text">
      <style:text-properties style:font-name="Liberation Sans1" officeooo:rsid="011701cb" style:font-size-asian="10.5pt"/>
    </style:style>
    <style:style style:name="T36" style:family="text">
      <style:text-properties officeooo:rsid="00de2251"/>
    </style:style>
    <style:style style:name="T37" style:family="text">
      <style:text-properties officeooo:rsid="00b9c839"/>
    </style:style>
    <style:style style:name="T38" style:family="text">
      <style:text-properties officeooo:rsid="01289f62"/>
    </style:style>
    <style:style style:name="T39" style:family="text">
      <style:text-properties officeooo:rsid="0113ee75"/>
    </style:style>
    <style:style style:name="T40" style:family="text">
      <style:text-properties officeooo:rsid="0115f529"/>
    </style:style>
    <style:style style:name="T41" style:family="text">
      <style:text-properties officeooo:rsid="00b82d4a"/>
    </style:style>
    <style:style style:name="T42" style:family="text">
      <style:text-properties officeooo:rsid="0122e2ea"/>
    </style:style>
    <style:style style:name="T43" style:family="text">
      <style:text-properties officeooo:rsid="00f35674"/>
    </style:style>
    <style:style style:name="T44" style:family="text">
      <style:text-properties officeooo:rsid="00f57882"/>
    </style:style>
    <style:style style:name="T45" style:family="text">
      <style:text-properties officeooo:rsid="011701cb"/>
    </style:style>
    <style:style style:name="T46" style:family="text">
      <style:text-properties officeooo:rsid="00f4c3f5"/>
    </style:style>
    <style:style style:name="T47" style:family="text">
      <style:text-properties officeooo:rsid="00bd4a79"/>
    </style:style>
    <style:style style:name="T48" style:family="text">
      <style:text-properties fo:font-style="normal" officeooo:rsid="00c538d7" style:font-style-asian="normal" style:font-style-complex="normal"/>
    </style:style>
    <style:style style:name="T49" style:family="text">
      <style:text-properties fo:font-style="normal" officeooo:rsid="00c41c88" style:font-style-asian="normal" style:font-style-complex="normal"/>
    </style:style>
    <style:style style:name="T50" style:family="text">
      <style:text-properties fo:font-style="normal" officeooo:rsid="00bcd3f7" style:font-style-asian="normal" style:font-style-complex="normal"/>
    </style:style>
    <style:style style:name="T51" style:family="text">
      <style:text-properties officeooo:rsid="00d53245"/>
    </style:style>
    <style:style style:name="T52" style:family="text">
      <style:text-properties officeooo:rsid="00d7498c"/>
    </style:style>
    <style:style style:name="T53" style:family="text">
      <style:text-properties officeooo:rsid="00babafe"/>
    </style:style>
    <style:style style:name="T54" style:family="text">
      <style:text-properties officeooo:rsid="00bcb954"/>
    </style:style>
    <style:style style:name="T55" style:family="text">
      <style:text-properties officeooo:rsid="00bcd3f7"/>
    </style:style>
    <style:style style:name="T56" style:family="text">
      <style:text-properties officeooo:rsid="00bcd5fa"/>
    </style:style>
    <style:style style:name="T57" style:family="text">
      <style:text-properties officeooo:rsid="00bdaf28"/>
    </style:style>
    <style:style style:name="T58" style:family="text">
      <style:text-properties officeooo:rsid="00bf7c45"/>
    </style:style>
    <style:style style:name="T59" style:family="text">
      <style:text-properties officeooo:rsid="00bf91cf"/>
    </style:style>
    <style:style style:name="T60" style:family="text">
      <style:text-properties officeooo:rsid="00c11410"/>
    </style:style>
    <style:style style:name="T61" style:family="text">
      <style:text-properties officeooo:rsid="00c2baf5"/>
    </style:style>
    <style:style style:name="T62" style:family="text">
      <style:text-properties officeooo:rsid="00c383b2"/>
    </style:style>
    <style:style style:name="T63" style:family="text">
      <style:text-properties officeooo:rsid="00c3fc6c"/>
    </style:style>
    <style:style style:name="T64" style:family="text">
      <style:text-properties officeooo:rsid="00c4e12a"/>
    </style:style>
    <style:style style:name="T65" style:family="text">
      <style:text-properties officeooo:rsid="00c55572"/>
    </style:style>
    <style:style style:name="T66" style:family="text">
      <style:text-properties officeooo:rsid="00c66820"/>
    </style:style>
    <style:style style:name="T67" style:family="text">
      <style:text-properties officeooo:rsid="00cb77b1"/>
    </style:style>
    <style:style style:name="T68" style:family="text">
      <style:text-properties fo:font-size="12pt" officeooo:rsid="000fab3f"/>
    </style:style>
    <style:style style:name="T6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343619375072" text:id="ct94343619375072">
          <text:insertion>
            <office:change-info>
              <dc:creator>Terry Coles</dc:creator>
              <dc:date>2023-06-01T07:15:01</dc:date>
            </office:change-info>
          </text:insertion>
        </text:changed-region>
        <text:changed-region xml:id="ct94343666204688" text:id="ct94343666204688">
          <text:deletion>
            <office:change-info>
              <dc:creator>Terry Coles</dc:creator>
              <dc:date>2023-06-01T07:14:45</dc:date>
            </office:change-info>
            <text:p text:style-name="P2"><text:span text:style-name="T64">2</text:span></text:p>
          </text:deletion>
        </text:changed-region>
        <text:changed-region xml:id="ct94343685635168" text:id="ct94343685635168">
          <text:deletion>
            <office:change-info>
              <dc:creator>Terry Coles</dc:creator>
              <dc:date>2023-06-01T07:15:06</dc:date>
            </office:change-info>
            <text:p text:style-name="P6"><text:span text:style-name="T62">31</text:span><text:span text:style-name="T5">st</text:span><text:span text:style-name="T62"> May</text:span></text:p>
          </text:deletion>
        </text:changed-region>
        <text:changed-region xml:id="ct94343685643264" text:id="ct94343685643264">
          <text:insertion>
            <office:change-info>
              <dc:creator>Terry Coles</dc:creator>
              <dc:date>2023-06-01T07:15:06</dc:date>
            </office:change-info>
          </text:insertion>
        </text:changed-region>
        <text:changed-region xml:id="ct94343692448096" text:id="ct94343692448096">
          <text:insertion>
            <office:change-info>
              <dc:creator>Terry Coles</dc:creator>
              <dc:date>2023-06-01T07:15:32</dc:date>
            </office:change-info>
          </text:insertion>
        </text:changed-region>
        <text:changed-region xml:id="ct94343693541776" text:id="ct94343693541776">
          <text:deletion>
            <office:change-info>
              <dc:creator>Terry Coles</dc:creator>
              <dc:date>2023-06-01T07:16:08</dc:date>
            </office:change-info>
            <text:p text:style-name="Note"><text:s/></text:p>
          </text:deletion>
        </text:changed-region>
        <text:changed-region xml:id="ct94343626986480" text:id="ct94343626986480">
          <text:insertion>
            <office:change-info>
              <dc:creator>Terry Coles</dc:creator>
              <dc:date>2023-06-01T07:16:10</dc:date>
            </office:change-info>
          </text:insertion>
        </text:changed-region>
        <text:changed-region xml:id="ct94343627493168" text:id="ct94343627493168">
          <text:deletion>
            <office:change-info>
              <dc:creator>Terry Coles</dc:creator>
              <dc:date>2023-06-01T07:16:16</dc:date>
            </office:change-info>
            <text:p text:style-name="Note">that t</text:p>
          </text:deletion>
        </text:changed-region>
        <text:changed-region xml:id="ct94343697525712" text:id="ct94343697525712">
          <text:insertion>
            <office:change-info>
              <dc:creator>Terry Coles</dc:creator>
              <dc:date>2023-06-01T07:16:18</dc:date>
            </office:change-info>
          </text:insertion>
        </text:changed-region>
        <text:changed-region xml:id="ct94343697657200" text:id="ct94343697657200">
          <text:insertion>
            <office:change-info>
              <dc:creator>Terry Coles</dc:creator>
              <dc:date>2023-06-01T07:16:31</dc:date>
            </office:change-info>
          </text:insertion>
        </text:changed-region>
        <text:changed-region xml:id="ct94343627640000" text:id="ct94343627640000">
          <text:deletion>
            <office:change-info>
              <dc:creator>Terry Coles</dc:creator>
              <dc:date>2023-06-01T07:16:35</dc:date>
            </office:change-info>
            <text:p text:style-name="Note"><text:s/></text:p>
          </text:deletion>
        </text:changed-region>
        <text:changed-region xml:id="ct94343708820224" text:id="ct94343708820224">
          <text:deletion>
            <office:change-info>
              <dc:creator>Terry Coles</dc:creator>
              <dc:date>2023-06-01T07:16:50</dc:date>
            </office:change-info>
            <text:p text:style-name="Note">as is </text:p>
          </text:deletion>
        </text:changed-region>
        <text:changed-region xml:id="ct94343709780432" text:id="ct94343709780432">
          <text:deletion>
            <office:change-info>
              <dc:creator>Terry Coles</dc:creator>
              <dc:date>2023-06-01T07:16:38</dc:date>
            </office:change-info>
            <text:p text:style-name="Note">addidtional</text:p>
          </text:deletion>
        </text:changed-region>
        <text:changed-region xml:id="ct94343709754432" text:id="ct94343709754432">
          <text:insertion>
            <office:change-info>
              <dc:creator>Terry Coles</dc:creator>
              <dc:date>2023-06-01T07:16:38</dc:date>
            </office:change-info>
          </text:insertion>
        </text:changed-region>
        <text:changed-region xml:id="ct94343708982976" text:id="ct94343708982976">
          <text:deletion>
            <office:change-info>
              <dc:creator>Terry Coles</dc:creator>
              <dc:date>2023-06-01T07:17:54</dc:date>
            </office:change-info>
            <text:p text:style-name="Note">requirmemnts</text:p>
          </text:deletion>
        </text:changed-region>
        <text:changed-region xml:id="ct94343709004864" text:id="ct94343709004864">
          <text:insertion>
            <office:change-info>
              <dc:creator>Terry Coles</dc:creator>
              <dc:date>2023-06-01T07:17:20</dc:date>
            </office:change-info>
          </text:insertion>
        </text:changed-region>
        <text:changed-region xml:id="ct94343708800016" text:id="ct94343708800016">
          <text:deletion>
            <office:change-info>
              <dc:creator>Terry Coles</dc:creator>
              <dc:date>2023-06-01T07:17:34</dc:date>
            </office:change-info>
            <text:p text:style-name="Note">[DPJ note: we have f</text:p>
          </text:deletion>
        </text:changed-region>
        <text:changed-region xml:id="ct94343708813472" text:id="ct94343708813472">
          <text:insertion>
            <office:change-info>
              <dc:creator>Terry Coles</dc:creator>
              <dc:date>2023-06-01T07:17:34</dc:date>
            </office:change-info>
          </text:insertion>
        </text:changed-region>
        <text:changed-region xml:id="ct94343666506624" text:id="ct94343666506624">
          <text:insertion>
            <office:change-info>
              <dc:creator>Terry Coles</dc:creator>
              <dc:date>2023-06-01T07:18:05</dc:date>
            </office:change-info>
          </text:insertion>
        </text:changed-region>
        <text:changed-region xml:id="ct94343709604944" text:id="ct94343709604944">
          <text:insertion>
            <office:change-info>
              <dc:creator>Terry Coles</dc:creator>
              <dc:date>2023-06-01T07:18:12</dc:date>
            </office:change-info>
          </text:insertion>
        </text:changed-region>
        <text:changed-region xml:id="ct94343709807392" text:id="ct94343709807392">
          <text:deletion>
            <office:change-info>
              <dc:creator>Terry Coles</dc:creator>
              <dc:date>2023-06-01T07:17:43</dc:date>
            </office:change-info>
            <text:p text:style-name="Note">]</text:p>
          </text:deletion>
        </text:changed-region>
        <text:changed-region xml:id="ct94343696812448" text:id="ct94343696812448">
          <text:insertion>
            <office:change-info>
              <dc:creator>Terry Coles</dc:creator>
              <dc:date>2023-06-01T07:19:25</dc:date>
            </office:change-info>
          </text:insertion>
        </text:changed-region>
        <text:changed-region xml:id="ct94343711463200" text:id="ct94343711463200">
          <text:insertion>
            <office:change-info>
              <dc:creator>Terry Coles</dc:creator>
              <dc:date>2023-06-01T07:18:34</dc:date>
            </office:change-info>
          </text:insertion>
        </text:changed-region>
        <text:changed-region xml:id="ct94343711537776" text:id="ct94343711537776">
          <text:deletion>
            <office:change-info>
              <dc:creator>Terry Coles</dc:creator>
              <dc:date>2023-06-01T07:18:41</dc:date>
            </office:change-info>
            <text:p text:style-name="P198">pump</text:p>
          </text:deletion>
        </text:changed-region>
        <text:changed-region xml:id="ct94343711568624" text:id="ct94343711568624">
          <text:insertion>
            <office:change-info>
              <dc:creator>Terry Coles</dc:creator>
              <dc:date>2023-06-01T07:18:41</dc:date>
            </office:change-info>
          </text:insertion>
        </text:changed-region>
        <text:changed-region xml:id="ct94343710809920" text:id="ct94343710809920">
          <text:deletion>
            <office:change-info>
              <dc:creator>Terry Coles</dc:creator>
              <dc:date>2023-06-01T07:18:49</dc:date>
            </office:change-info>
            <text:p text:style-name="P198">gate valve</text:p>
          </text:deletion>
        </text:changed-region>
        <text:changed-region xml:id="ct94343710797360" text:id="ct94343710797360">
          <text:insertion>
            <office:change-info>
              <dc:creator>Terry Coles</dc:creator>
              <dc:date>2023-06-01T07:18:49</dc:date>
            </office:change-info>
          </text:insertion>
        </text:changed-region>
        <text:changed-region xml:id="ct94343627390560" text:id="ct94343627390560">
          <text:deletion>
            <office:change-info>
              <dc:creator>Terry Coles</dc:creator>
              <dc:date>2023-06-01T07:19:36</dc:date>
            </office:change-info>
            <text:p text:style-name="P194"><text:span text:style-name="T19"><text:s/></text:span></text:p>
          </text:deletion>
        </text:changed-region>
        <text:changed-region xml:id="ct94343712037712" text:id="ct94343712037712">
          <text:insertion>
            <office:change-info>
              <dc:creator>Terry Coles</dc:creator>
              <dc:date>2023-06-01T07:19:59</dc:date>
            </office:change-info>
          </text:insertion>
        </text:changed-region>
        <text:changed-region xml:id="ct94343661142528" text:id="ct94343661142528">
          <text:deletion>
            <office:change-info>
              <dc:creator>Terry Coles</dc:creator>
              <dc:date>2023-06-01T07:19:57</dc:date>
            </office:change-info>
            <text:p text:style-name="P194"><text:span text:style-name="T66">it</text:span></text:p>
          </text:deletion>
        </text:changed-region>
        <text:changed-region xml:id="ct94343676345296" text:id="ct94343676345296">
          <text:deletion>
            <office:change-info>
              <dc:creator>Terry Coles</dc:creator>
              <dc:date>2023-06-01T07:24:31</dc:date>
            </office:change-info>
            <text:p text:style-name="P203"/>
            <text:h text:style-name="P158" text:outline-level="1"/>
          </text:deletion>
        </text:changed-region>
        <text:changed-region xml:id="ct94343685326896" text:id="ct94343685326896">
          <text:insertion>
            <office:change-info>
              <dc:creator>Terry Coles</dc:creator>
              <dc:date>2023-06-01T07:24:41</dc:date>
            </office:change-info>
          </text:insertion>
        </text:changed-region>
        <text:changed-region xml:id="ct94343612962224" text:id="ct94343612962224">
          <text:insertion>
            <office:change-info>
              <dc:creator>Terry Coles</dc:creator>
              <dc:date>2023-06-01T07:24:57</dc:date>
            </office:change-info>
          </text:insertion>
        </text:changed-region>
        <text:changed-region xml:id="ct94343666562640" text:id="ct94343666562640">
          <text:insertion>
            <office:change-info>
              <dc:creator>Terry Coles</dc:creator>
              <dc:date>2023-06-01T07:25:08</dc:date>
            </office:change-info>
          </text:insertion>
        </text:changed-region>
        <text:changed-region xml:id="ct94343631113936" text:id="ct94343631113936">
          <text:deletion>
            <office:change-info>
              <dc:creator>Terry Coles</dc:creator>
              <dc:date>2023-06-01T07:26:03</dc:date>
            </office:change-info>
            <text:p text:style-name="Text_20_body"/>
            <text:p text:style-name="Text_20_body"/>
          </text:deletion>
        </text:changed-region>
        <text:changed-region xml:id="ct94343547703824" text:id="ct94343547703824">
          <text:insertion>
            <office:change-info>
              <dc:creator>Terry Coles</dc:creator>
              <dc:date>2023-06-01T07:25:58</dc:date>
            </office:change-info>
          </text:insertion>
        </text:changed-region>
        <text:changed-region xml:id="ct94343672493200" text:id="ct94343672493200">
          <text:insertion>
            <office:change-info>
              <dc:creator>Terry Coles</dc:creator>
              <dc:date>2023-06-01T07:26: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WIMBORNE MODEL TOWN</text:p>
      <text:p text:style-name="P5">DEVELOPMENT</text:p>
      <text:p text:style-name="P4"><text:span text:style-name="T8">RIVER </text:span><text:span text:style-name="T19">WEB-BASED CONTROL </text:span><text:span text:style-name="T8">SYSTEM </text:span>REQUIREMENTS</text:p>
      <text:p text:style-name="P2">Issue <text:span text:style-name="T3">0.</text:span><text:change-start text:change-id="ct94343619375072"/><text:span text:style-name="T67">3</text:span><text:change-end text:change-id="ct94343619375072"/><text:change text:change-id="ct94343666204688"/></text:p>
      <text:p text:style-name="P6"><text:change text:change-id="ct94343685635168"/><text:change-start text:change-id="ct94343685643264"/><text:span text:style-name="T67">1</text:span><text:span text:style-name="T6">st</text:span><text:span text:style-name="T67"> June</text:span><text:change-end text:change-id="ct94343685643264"/> 2023</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00100000040000000408F19BCEA5C235579.png" xlink:type="simple" xlink:show="embed" xlink:actuate="onLoad" draw:mime-type="image/png"/></draw:frame></text:p>
      <text:p text:style-name="Text_20_body"/>
      <text:p text:style-name="P56"/>
      <text:p text:style-name="P56"/>
      <text:p text:style-name="P56">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121_2006520353" text:style-name="Index_20_Link" text:visited-style-name="Index_20_Link"><text:s/>1 INTRODUCTION<text:tab/>3</text:a></text:p>
          <text:p text:style-name="P154"><text:a xlink:type="simple" xlink:href="#__RefHeading___Toc2543_437433743" text:style-name="Index_20_Link" text:visited-style-name="Index_20_Link"><text:s/>1.1 BACKGROUND TO THE REQUIREMENTS<text:tab/>4</text:a></text:p>
          <text:p text:style-name="P154"><text:a xlink:type="simple" xlink:href="#__RefHeading___Toc8687_2015128553" text:style-name="Index_20_Link" text:visited-style-name="Index_20_Link"><text:s/>1.2 Related Documents<text:tab/>4</text:a></text:p>
          <text:p text:style-name="P154"><text:a xlink:type="simple" xlink:href="#__RefHeading___Toc1186_2817788786" text:style-name="Index_20_Link" text:visited-style-name="Index_20_Link"><text:s/>1.3 Related Tools<text:tab/>5</text:a></text:p>
          <text:p text:style-name="P154"><text:a xlink:type="simple" xlink:href="#__RefHeading___Toc8000_461351655" text:style-name="Index_20_Link" text:visited-style-name="Index_20_Link"><text:s/>1.4 Definitions<text:tab/>5</text:a></text:p>
          <text:p text:style-name="P153"><text:a xlink:type="simple" xlink:href="#__RefHeading___Toc2547_437433743" text:style-name="Index_20_Link" text:visited-style-name="Index_20_Link"><text:s/>2 GENERAL REQUIREMENTS<text:tab/>6</text:a></text:p>
          <text:p text:style-name="P154"><text:a xlink:type="simple" xlink:href="#__RefHeading___Toc2549_437433743" text:style-name="Index_20_Link" text:visited-style-name="Index_20_Link"><text:s/>2.1 Hardware Configuration<text:tab/>6</text:a></text:p>
          <text:p text:style-name="P155"><text:a xlink:type="simple" xlink:href="#__RefHeading___Toc3584_151679121" text:style-name="Index_20_Link" text:visited-style-name="Index_20_Link"><text:s/>2.1.1 User Device Specifications<text:tab/>6</text:a></text:p>
          <text:p text:style-name="P154"><text:a xlink:type="simple" xlink:href="#__RefHeading___Toc8002_461351655" text:style-name="Index_20_Link" text:visited-style-name="Index_20_Link"><text:s/>2.2 Software Environment<text:tab/>7</text:a></text:p>
          <text:p text:style-name="P155"><text:a xlink:type="simple" xlink:href="#__RefHeading___Toc1659_163027149" text:style-name="Index_20_Link" text:visited-style-name="Index_20_Link"><text:s/>2.2.1 User Interface<text:tab/>7</text:a></text:p>
          <text:p text:style-name="P155"><text:a xlink:type="simple" xlink:href="#__RefHeading___Toc1661_163027149" text:style-name="Index_20_Link" text:visited-style-name="Index_20_Link"><text:s/>2.2.2 Operating System<text:tab/>7</text:a></text:p>
          <text:p text:style-name="P156"><text:a xlink:type="simple" xlink:href="#__RefHeading___Toc1663_163027149" text:style-name="Index_20_Link" text:visited-style-name="Index_20_Link"><text:s/>2.2.2.1 Development<text:tab/>7</text:a></text:p>
          <text:p text:style-name="P156"><text:a xlink:type="simple" xlink:href="#__RefHeading___Toc1665_163027149" text:style-name="Index_20_Link" text:visited-style-name="Index_20_Link"><text:s/>2.2.2.2 Deployment<text:tab/>7</text:a></text:p>
          <text:p text:style-name="P155"><text:a xlink:type="simple" xlink:href="#__RefHeading___Toc1667_163027149" text:style-name="Index_20_Link" text:visited-style-name="Index_20_Link"><text:s/>2.2.3 Copyright<text:tab/>7</text:a></text:p>
          <text:p text:style-name="P154"><text:a xlink:type="simple" xlink:href="#__RefHeading___Toc8004_461351655" text:style-name="Index_20_Link" text:visited-style-name="Index_20_Link"><text:s/>2.3 Communications<text:tab/>8</text:a></text:p>
          <text:p text:style-name="P155"><text:a xlink:type="simple" xlink:href="#__RefHeading___Toc1194_2817788786" text:style-name="Index_20_Link" text:visited-style-name="Index_20_Link"><text:s/>2.3.1 Medium and Protocols<text:tab/>8</text:a></text:p>
          <text:p text:style-name="P155"><text:a xlink:type="simple" xlink:href="#__RefHeading___Toc1196_2817788786" text:style-name="Index_20_Link" text:visited-style-name="Index_20_Link"><text:s/>2.3.2 Methodology<text:tab/>8</text:a></text:p>
          <text:p text:style-name="P153"><text:a xlink:type="simple" xlink:href="#__RefHeading___Toc8006_461351655" text:style-name="Index_20_Link" text:visited-style-name="Index_20_Link"><text:s/>3 FUNCTIONAL REQUIREMENTS<text:tab/>9</text:a></text:p>
          <text:p text:style-name="P154"><text:a xlink:type="simple" xlink:href="#__RefHeading___Toc8008_461351655" text:style-name="Index_20_Link" text:visited-style-name="Index_20_Link"><text:s/>3.1 Functional Requirements<text:tab/>9</text:a></text:p>
          <text:p text:style-name="P154"><text:a xlink:type="simple" xlink:href="#__RefHeading___Toc13383_3019434219" text:style-name="Index_20_Link" text:visited-style-name="Index_20_Link"><text:s/>3.2 Presentation<text:tab/>9</text:a></text:p>
          <text:p text:style-name="P154"><text:a xlink:type="simple" xlink:href="#__RefHeading___Toc13385_3019434219" text:style-name="Index_20_Link" text:visited-style-name="Index_20_Link"><text:s/>3.3 General<text:tab/>9</text:a></text:p>
          <text:p text:style-name="P154"><text:a xlink:type="simple" xlink:href="#__RefHeading___Toc13387_3019434219" text:style-name="Index_20_Link" text:visited-style-name="Index_20_Link"><text:s/>3.4 Requirements for the Landing Page<text:tab/>10</text:a></text:p>
          <text:p text:style-name="P154"><text:a xlink:type="simple" xlink:href="#__RefHeading___Toc8010_461351655" text:style-name="Index_20_Link" text:visited-style-name="Index_20_Link"><text:s/>3.5 Detailed Requirements for Each Page<text:tab/>11</text:a></text:p>
          <text:p text:style-name="P154"><text:a xlink:type="simple" xlink:href="#__RefHeading___Toc13389_3019434219" text:style-name="Index_20_Link" text:visited-style-name="Index_20_Link"><text:s/>3.6 Operational<text:tab/>12</text:a></text:p>
          <text:p text:style-name="P154"><text:a xlink:type="simple" xlink:href="#__RefHeading___Toc135_2006520353" text:style-name="Index_20_Link" text:visited-style-name="Index_20_Link"><text:s/>3.7 Documentation<text:tab/>12</text:a></text:p>
          <text:p text:style-name="P153"><text:a xlink:type="simple" xlink:href="#__RefHeading___Toc567_2006520353" text:style-name="Index_20_Link" text:visited-style-name="Index_20_Link"><text:s/>4 ASSUMPTIONS<text:tab/>13</text:a></text:p>
          <text:p text:style-name="P153"><text:a xlink:type="simple" xlink:href="#__RefHeading___Toc3871_3837260896" text:style-name="Index_20_Link" text:visited-style-name="Index_20_Link"><text:s/>5 SUMMARY OF CHANGES TO THIS DOCUMENT<text:tab/>1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7">Table 1: Related Documents<text:tab/>4</text:p>
          <text:p text:style-name="P187">Table 2: Related Tools<text:tab/>5</text:p>
          <text:p text:style-name="P187">Table 3: General Functional Requirements<text:tab/>9</text:p>
          <text:p text:style-name="P187">Table 4: Landing Page Functional Requirements<text:tab/>10</text:p>
          <text:p text:style-name="P187">Table 5: Sump / Wendy Butts Page - Detailed Requirements<text:tab/>11</text:p>
          <text:p text:style-name="P187">Table 6: Stage Butts Page - Detailed Requirements<text:tab/>11</text:p>
          <text:p text:style-name="P187">Table 7: Lady Hanham Butts Page - Detailed Requirements<text:tab/>11</text:p>
          <text:p text:style-name="P187">Table 8: Water Back-up Page - Detailed Requirements<text:tab/>12</text:p>
          <text:p text:style-name="P187">Table 9: Operational Requirements<text:tab/>12</text:p>
          <text:p text:style-name="P187">Table 10: Documentation Requirements<text:tab/>12</text:p>
          <text:p text:style-name="P187">Table 11: Summary of Changes to this Document<text:tab/>13</text:p>
        </text:index-body>
      </text:table-index>
      <text:p text:style-name="P61"/>
      <text:h text:style-name="P157" text:outline-level="1"><text:bookmark-start text:name="__RefHeading___Toc121_2006520353"/>INTRODUCTION<text:bookmark-end text:name="__RefHeading___Toc121_2006520353"/></text:h>
      <text:p text:style-name="P53">This document details the requirements for <text:span text:style-name="T19">a Web-based Control System </text:span><text:span text:style-name="T12">to </text:span><text:span text:style-name="T19">allow staff and volunteers to manually </text:span><text:span text:style-name="T12">control and monitor pumps, valves and sensors in the</text:span> Wimborne Model Town <text:span text:style-name="T11">River feature</text:span>. <text:s/><text:span text:style-name="T19">This system is intended to </text:span><text:span text:style-name="T64">provide access to functionality within the control system that have not been fully implemented in the proposed totally</text:span><text:span text:style-name="T19"> automatic control system </text:span><text:span text:style-name="T64">and provide control access </text:span><text:change-start text:change-id="ct94343692448096"/><text:span text:style-name="T67">to other parts of the system </text:span><text:change-end text:change-id="ct94343692448096"/><text:span text:style-name="T19">when it is necessary owing to failure or unusual requirements. <text:s/></text:span><text:span text:style-name="T12">This version of the document covers the Requirements for the software </text:span><text:span text:style-name="T19">to implement these features</text:span><text:span text:style-name="T12">. <text:s/>This development is intended to:</text:span></text:p>
      <text:list xml:id="list750476975" text:style-name="L1">
        <text:list-item>
          <text:p text:style-name="P188">For the Sump and Wendy Butts:</text:p>
          <text:list>
            <text:list-item>
              <text:p text:style-name="P190">Monitor the level of water in the sump <text:span text:style-name="T19">and all of the butts</text:span>.</text:p>
            </text:list-item>
            <text:list-item>
              <text:p text:style-name="P188">Monitor the <text:span text:style-name="T12">state of </text:span>the<text:span text:style-name="T12"> float switch which indicates that </text:span><text:span text:style-name="T64">the Butts are</text:span><text:span text:style-name="T12"> full </text:span>or empty</text:p>
            </text:list-item>
            <text:list-item>
              <text:p text:style-name="P191">Switch on <text:span text:style-name="T16">and off </text:span><text:span text:style-name="T19">the</text:span> pump <text:span text:style-name="T19">used </text:span>to transfer water from the sump to <text:span text:style-name="T19">the </text:span>five butts installed behind the Wendy House.</text:p>
            </text:list-item>
            <text:list-item>
              <text:p text:style-name="P195"><text:span text:style-name="T24">Show the state of </text:span>the <text:span text:style-name="T24">Wendy Butts Gate</text:span> <text:span text:style-name="T24">V</text:span>alve <text:span text:style-name="T24">and open and close</text:span> <text:span text:style-name="T24">it</text:span>.</text:p>
            </text:list-item>
          </text:list>
        </text:list-item>
      </text:list>
      <text:p text:style-name="Note">Note<text:change text:change-id="ct94343693541776"/><text:change-start text:change-id="ct94343626986480"/>:<text:tab/><text:change-end text:change-id="ct94343626986480"/><text:change text:change-id="ct94343627493168"/><text:change-start text:change-id="ct94343697525712"/><text:span text:style-name="T67">T</text:span><text:change-end text:change-id="ct94343697525712"/>he functionality of the “primary circuit” consisting of the Sump, Wendy Butts plus associated valves and pumps has been proven robust over a number of years. <text:change-start text:change-id="ct94343697657200"/><text:s/><text:change-end text:change-id="ct94343697657200"/>This functionality <text:change text:change-id="ct94343627640000"/>needs to be retained <text:change text:change-id="ct94343708820224"/>with only <text:change text:change-id="ct94343709780432"/><text:change-start text:change-id="ct94343709754432"/><text:span text:style-name="T68">traditional</text:span><text:change-end text:change-id="ct94343709754432"/> control being implemented to deal with unusual <text:change text:change-id="ct94343708982976"/><text:change-start text:change-id="ct94343709004864"/><text:span text:style-name="T68">requirements.</text:span><text:change-end text:change-id="ct94343709004864"/> <text:change text:change-id="ct94343708800016"/><text:change-start text:change-id="ct94343708813472"/><text:s/><text:span text:style-name="T67">F</text:span><text:change-end text:change-id="ct94343708813472"/>ull manual control over the operation of the <text:change-start text:change-id="ct94343666506624"/><text:span text:style-name="T67">River </text:span><text:change-end text:change-id="ct94343666506624"/>Circulation and Wendy Butts <text:change-start text:change-id="ct94343709604944"/><text:span text:style-name="T67">is already </text:span><text:change-end text:change-id="ct94343709604944"/>in place<text:change text:change-id="ct94343709807392"/>.</text:p>
      <text:list xml:id="list72751036653522" text:continue-numbering="true" text:style-name="L1">
        <text:list-item>
          <text:p text:style-name="P192"><text:span text:style-name="T19">For the Stage Butts:</text:span> </text:p>
          <text:list>
            <text:list-item>
              <text:p text:style-name="P190">Monitor the level of water in <text:span text:style-name="T19">all of the butts</text:span>.</text:p>
            </text:list-item>
            <text:list-item>
              <text:p text:style-name="P188">Monitor the <text:span text:style-name="T12">state of </text:span>the<text:span text:style-name="T12"> float switch which indicates that they full. </text:span>or empty</text:p>
            </text:list-item>
            <text:list-item>
              <text:p text:style-name="P192"><text:span text:style-name="T24">Show the state of </text:span><text:span text:style-name="T25">the </text:span><text:span text:style-name="T19">Gate Valve which controls the flow of water to the </text:span>five butts installed behind the Wendy House <text:span text:style-name="T24">and o</text:span><text:span text:style-name="T19">pen or close </text:span><text:span text:style-name="T24">it</text:span>.</text:p>
            </text:list-item>
          </text:list>
        </text:list-item>
        <text:list-item>
          <text:p text:style-name="P190"><text:span text:style-name="T19">For the Lady Hanham Butts:</text:span> </text:p>
          <text:list>
            <text:list-item>
              <text:p text:style-name="P190">Monitor the level of water in <text:span text:style-name="T19">all of the butts</text:span>.</text:p>
            </text:list-item>
            <text:list-item>
              <text:p text:style-name="P188">Monitor the <text:span text:style-name="T12">state of </text:span>the<text:span text:style-name="T12"> float switch which indicates that they full </text:span>or empty</text:p>
            </text:list-item>
            <text:list-item>
              <text:p text:style-name="P192"><text:span text:style-name="T24">Show the state of </text:span><text:span text:style-name="T19">any or all of the Gate Valves which control the flow of water to the fifteen</text:span> butts installed behind the Wendy House <text:span text:style-name="T24">and o</text:span><text:span text:style-name="T19">pen or close </text:span><text:span text:style-name="T24">them</text:span>.</text:p>
            </text:list-item>
            <text:list-item>
              <text:p text:style-name="P189"><text:span text:style-name="T24">Show the state of </text:span><text:span text:style-name="T25">the </text:span>solenoid valve which controls the flow of mains water to the <text:span text:style-name="T20">G</text:span><text:span text:style-name="T65">3</text:span><text:span text:style-name="T20"> Butts Group </text:span><text:span text:style-name="T24">and o</text:span>pen or close <text:span text:style-name="T24">it</text:span><text:span text:style-name="T20">.</text:span></text:p>
            </text:list-item>
          </text:list>
        </text:list-item>
      </text:list>
      <text:p text:style-name="P197"><text:change-start text:change-id="ct94343696812448"/></text:p>
      <text:list xml:id="list72750749335491" text:continue-numbering="true" text:style-name="L1">
        <text:list-item>
          <text:p text:style-name="P196"><text:change-end text:change-id="ct94343696812448"/>For <text:change-start text:change-id="ct94343711463200"/><text:span text:style-name="T67">the </text:span><text:change-end text:change-id="ct94343711463200"/>Water Back-up <text:change text:change-id="ct94343711537776"/><text:change-start text:change-id="ct94343711568624"/>Pump<text:change-end text:change-id="ct94343711568624"/> and <text:change text:change-id="ct94343710809920"/><text:change-start text:change-id="ct94343710797360"/>Gate Valve:<text:change-end text:change-id="ct94343710797360"/></text:p>
          <text:list>
            <text:list-item>
              <text:p text:style-name="P193"><text:span text:style-name="T24">Show the state of </text:span><text:span text:style-name="T19">any or all of the Gate Valves which control the flow of water </text:span><text:change text:change-id="ct94343627390560"/><text:span text:style-name="T66">between the Wendy Butts and the Stage Butts and/or the Hanham Butts</text:span> <text:span text:style-name="T66">farm </text:span><text:span text:style-name="T24">and o</text:span><text:span text:style-name="T19">pen or clos</text:span><text:span text:style-name="T66">e </text:span><text:change-start text:change-id="ct94343712037712"/><text:span text:style-name="T67">them.</text:span><text:change-end text:change-id="ct94343712037712"/><text:change text:change-id="ct94343661142528"/></text:p>
            </text:list-item>
            <text:list-item>
              <text:p text:style-name="P193"><text:span text:style-name="T66">As a stretch target s</text:span>witch on <text:span text:style-name="T16">and off </text:span><text:span text:style-name="T19">the</text:span> pump <text:span text:style-name="T19">used </text:span>to transfer water from the <text:span text:style-name="T66">Wendy Butts to the Stage and/or Hanham Butts</text:span>.</text:p>
            </text:list-item>
          </text:list>
        </text:list-item>
        <text:list-item>
          <text:p text:style-name="P199">Re-use existing code and resources as much as possible.</text:p>
        </text:list-item>
      </text:list>
      <text:p text:style-name="P147">Note:<text:tab/>The Visitor and Engineering GUI described in Reference 1.1.5 was originally intended to provide a graphical representation of the River System as <text:s/>an informative display for Visitors. <text:s/>The engineering part of this was intended to fulfil some of the functions described in this document.</text:p>
      <text:h text:style-name="Heading_20_2" text:outline-level="2"><text:bookmark-start text:name="__RefHeading___Toc2543_437433743"/>BACKGROUND TO THE REQUIREMENTS<text:bookmark-end text:name="__RefHeading___Toc2543_437433743"/></text:h>
      <text:p text:style-name="P72">At the time of writing, a shortage of volunteers with the necessary skills in software engineering has resulted in part of the existing automated system being incomplete, namely:</text:p>
      <text:list text:style-name="L2">
        <text:list-item>
          <text:p text:style-name="P201"><text:span text:style-name="T20">The Stage Butts Control</text:span><text:span text:style-name="T12">.</text:span></text:p>
        </text:list-item>
        <text:list-item>
          <text:p text:style-name="P200">The Lady Hanham Butts Control<text:span text:style-name="T12">.</text:span></text:p>
        </text:list-item>
        <text:list-item>
          <text:p text:style-name="P200">The Water Backup System Control.</text:p>
        </text:list-item>
      </text:list>
      <text:h text:style-name="P162" text:outline-level="2"><text:bookmark-start text:name="__RefHeading___Toc8687_2015128553"/>Related Documents<text:bookmark-end text:name="__RefHeading___Toc8687_2015128553"/></text:h>
      <text:p text:style-name="P57">The following documents <text:span text:style-name="T16">are relevant to</text:span>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14">No</text:p>
          </table:table-cell>
          <table:table-cell table:style-name="Table9.A1" office:value-type="string">
            <text:p text:style-name="P24">Requirement</text:p>
          </table:table-cell>
          <table:table-cell table:style-name="Table9.C1" office:value-type="string">
            <text:p text:style-name="P34">Iss<text:span text:style-name="T4">ue</text:span> / <text:span text:style-name="T4">Date</text:span></text:p>
          </table:table-cell>
        </table:table-row>
        <table:table-row>
          <table:table-cell table:style-name="Table9.A2" office:value-type="string">
            <text:p text:style-name="P39">1</text:p>
          </table:table-cell>
          <table:table-cell table:style-name="Table9.A2" office:value-type="string">
            <text:p text:style-name="P46">WMT River System Requirements</text:p>
          </table:table-cell>
          <table:table-cell table:style-name="Table9.C2" office:value-type="string">
            <text:p text:style-name="P40">0.5</text:p>
          </table:table-cell>
        </table:table-row>
        <table:table-row>
          <table:table-cell table:style-name="Table9.A2" office:value-type="string">
            <text:p text:style-name="P43">2</text:p>
          </table:table-cell>
          <table:table-cell table:style-name="Table9.A2" office:value-type="string">
            <text:p text:style-name="P71">WMT River System Software Requirements</text:p>
          </table:table-cell>
          <table:table-cell table:style-name="Table9.C2" office:value-type="string">
            <text:p text:style-name="P73">0.2</text:p>
          </table:table-cell>
        </table:table-row>
        <table:table-row>
          <table:table-cell table:style-name="Table9.A2" office:value-type="string">
            <text:p text:style-name="P73">3</text:p>
          </table:table-cell>
          <table:table-cell table:style-name="Table9.A2" office:value-type="string">
            <text:p text:style-name="P71">WMT River System Design</text:p>
          </table:table-cell>
          <table:table-cell table:style-name="Table9.C2" office:value-type="string">
            <text:p text:style-name="P73">0.5</text:p>
          </table:table-cell>
        </table:table-row>
        <table:table-row>
          <table:table-cell table:style-name="Table9.A2" office:value-type="string">
            <text:p text:style-name="P73">4</text:p>
          </table:table-cell>
          <table:table-cell table:style-name="Table9.A2" office:value-type="string">
            <text:p text:style-name="P71">Overall System Configuration</text:p>
          </table:table-cell>
          <table:table-cell table:style-name="Table9.C2" office:value-type="string">
            <text:p text:style-name="P73">0.12</text:p>
          </table:table-cell>
        </table:table-row>
        <table:table-row>
          <table:table-cell table:style-name="Table9.A2" office:value-type="string">
            <text:p text:style-name="P113">5</text:p>
          </table:table-cell>
          <table:table-cell table:style-name="Table9.A2" office:value-type="string">
            <text:p text:style-name="P71">Statement Of Requirements for the Mobile River System Visitor and Staff GUI</text:p>
          </table:table-cell>
          <table:table-cell table:style-name="Table9.C2" office:value-type="string">
            <text:p text:style-name="P113">0.3</text:p>
          </table:table-cell>
        </table:table-row>
        <table:table-row>
          <table:table-cell table:style-name="Table9.A2" office:value-type="string">
            <text:p text:style-name="P117">6</text:p>
          </table:table-cell>
          <table:table-cell table:style-name="Table9.A2" office:value-type="string">
            <text:p text:style-name="P114"><text:a xlink:type="simple" xlink:href="https://www.gnu.org/licenses/gpl.html" text:style-name="Internet_20_link" text:visited-style-name="Visited_20_Internet_20_Link">GNU General Public License</text:a></text:p>
          </table:table-cell>
          <table:table-cell table:style-name="Table9.C2" office:value-type="string">
            <text:p text:style-name="P115">3</text:p>
          </table:table-cell>
        </table:table-row>
        <text:soft-page-break/>
        <table:table-row>
          <table:table-cell table:style-name="Table9.A2" office:value-type="string">
            <text:p text:style-name="P117">7</text:p>
          </table:table-cell>
          <table:table-cell table:style-name="Table9.A2" office:value-type="string">
            <text:p text:style-name="P116"><text:a xlink:type="simple" xlink:href="https://creativecommons.org/licenses/by-sa/4.0/" text:style-name="Internet_20_link" text:visited-style-name="Visited_20_Internet_20_Link"><text:span text:style-name="T26">Creative Commons Attribution-ShareAlike International License</text:span></text:a></text:p>
          </table:table-cell>
          <table:table-cell table:style-name="Table9.C2" office:value-type="string">
            <text:p text:style-name="P115">4.0</text:p>
          </table:table-cell>
        </table:table-row>
      </table:table>
      <text:h text:style-name="P163" text:outline-level="2"><text:bookmark-start text:name="__RefHeading___Toc1186_2817788786"/>Related <text:span text:style-name="T27">Tools</text:span><text:bookmark-end text:name="__RefHeading___Toc1186_2817788786"/></text:h>
      <text:p text:style-name="P58">The following <text:span text:style-name="T28">tools</text:span> <text:span text:style-name="T28">are relevant to</text:span> these Requirements.</text:p>
      <text:p text:style-name="P88">Table <text:sequence text:ref-name="refTable1" text:name="Table" text:formula="ooow:Table+1" style:num-format="1">2</text:sequence>: Related <text:span text:style-name="T29">Tools</text:span></text:p>
      <text:p text:style-name="P88"/>
      <table:table table:name="Table6" table:style-name="Table6">
        <table:table-column table:style-name="Table6.A"/>
        <table:table-column table:style-name="Table6.B"/>
        <table:table-column table:style-name="Table6.C"/>
        <table:table-row>
          <table:table-cell table:style-name="Table6.A1" office:value-type="string">
            <text:p text:style-name="P18">No</text:p>
          </table:table-cell>
          <table:table-cell table:style-name="Table6.A1" office:value-type="string">
            <text:p text:style-name="P30">Requirement</text:p>
          </table:table-cell>
          <table:table-cell table:style-name="Table6.C1" office:value-type="string">
            <text:p text:style-name="P35">Iss<text:span text:style-name="T4">ue</text:span> / <text:span text:style-name="T4">Date</text:span></text:p>
          </table:table-cell>
        </table:table-row>
        <table:table-row>
          <table:table-cell table:style-name="Table6.A2" office:value-type="string">
            <text:p text:style-name="P119">1</text:p>
          </table:table-cell>
          <table:table-cell table:style-name="Table6.A2" office:value-type="string">
            <text:p text:style-name="P91"><text:a xlink:type="simple" xlink:href="https://www.raspberrypi.org/" text:style-name="Internet_20_link" text:visited-style-name="Visited_20_Internet_20_Link">Raspberry Pi Computer</text:a></text:p>
          </table:table-cell>
          <table:table-cell table:style-name="Table6.C2" office:value-type="string">
            <text:p text:style-name="P121">-</text:p>
          </table:table-cell>
        </table:table-row>
        <table:table-row>
          <table:table-cell table:style-name="Table6.A2" office:value-type="string">
            <text:p text:style-name="P119">2</text:p>
          </table:table-cell>
          <table:table-cell table:style-name="Table6.A2" office:value-type="string">
            <text:p text:style-name="P120"><text:a xlink:type="simple" xlink:href="https://www.w3.org/standards/techs/html#w3c_all" text:style-name="Internet_20_link" text:visited-style-name="Visited_20_Internet_20_Link">Hypertext Markup Language</text:a></text:p>
          </table:table-cell>
          <table:table-cell table:style-name="Table6.C2" office:value-type="string">
            <text:p text:style-name="P119">5</text:p>
          </table:table-cell>
        </table:table-row>
        <table:table-row>
          <table:table-cell table:style-name="Table6.A2" office:value-type="string">
            <text:p text:style-name="P119">3</text:p>
          </table:table-cell>
          <table:table-cell table:style-name="Table6.A2" office:value-type="string">
            <text:p text:style-name="P89"><text:a xlink:type="simple" xlink:href="http://flask.pocoo.org/docs/0.12/" text:style-name="Internet_20_link" text:visited-style-name="Visited_20_Internet_20_Link">Flask micro webdevelopment framework for Python</text:a> <text:span text:style-name="T30">(and any assoc</text:span><text:span text:style-name="T31">iated</text:span><text:span text:style-name="T30"> modules)</text:span></text:p>
          </table:table-cell>
          <table:table-cell table:style-name="Table6.C2" office:value-type="string">
            <text:p text:style-name="P123">Latest</text:p>
          </table:table-cell>
        </table:table-row>
        <table:table-row>
          <table:table-cell table:style-name="Table6.A2" office:value-type="string">
            <text:p text:style-name="P119">4</text:p>
          </table:table-cell>
          <table:table-cell table:style-name="Table6.A2" office:value-type="string">
            <text:p text:style-name="P122"><text:a xlink:type="simple" xlink:href="https://www.python.org/" text:style-name="Internet_20_link" text:visited-style-name="Visited_20_Internet_20_Link">Python Programming Language</text:a></text:p>
          </table:table-cell>
          <table:table-cell table:style-name="Table6.C2" office:value-type="string">
            <text:p text:style-name="P123">Latest</text:p>
          </table:table-cell>
        </table:table-row>
        <table:table-row>
          <table:table-cell table:style-name="Table6.A2" office:value-type="string">
            <text:p text:style-name="P119">5</text:p>
          </table:table-cell>
          <table:table-cell table:style-name="Table6.A2" office:value-type="string">
            <text:p text:style-name="P91"><text:a xlink:type="simple" xlink:href="https://www.raspberrypi.org/" text:style-name="Internet_20_link" text:visited-style-name="Visited_20_Internet_20_Link">Rasp<text:span text:style-name="T32">berry Pi</text:span> Operating System</text:a></text:p>
          </table:table-cell>
          <table:table-cell table:style-name="Table6.C2" office:value-type="string">
            <text:p text:style-name="P123">Latest (caveat: mysql library must support NAS box <text:span text:style-name="T32">database)</text:span></text:p>
          </table:table-cell>
        </table:table-row>
        <table:table-row>
          <table:table-cell table:style-name="Table6.A2" office:value-type="string">
            <text:p text:style-name="P127">6</text:p>
          </table:table-cell>
          <table:table-cell table:style-name="Table6.A2" office:value-type="string">
            <text:p text:style-name="P129">JavaScript Framework for client-side decoration (TBD)</text:p>
          </table:table-cell>
          <table:table-cell table:style-name="Table6.C2" office:value-type="string">
            <text:p text:style-name="P124">TBD</text:p>
          </table:table-cell>
        </table:table-row>
        <table:table-row>
          <table:table-cell table:style-name="Table6.A2" office:value-type="string">
            <text:p text:style-name="P128">7</text:p>
          </table:table-cell>
          <table:table-cell table:style-name="Table6.A2" office:value-type="string">
            <text:p text:style-name="P130">Mysqldb library</text:p>
          </table:table-cell>
          <table:table-cell table:style-name="Table6.C2" office:value-type="string">
            <text:p text:style-name="P125">Latest (with caveat)</text:p>
          </table:table-cell>
        </table:table-row>
        <table:table-row>
          <table:table-cell table:style-name="Table6.A2" office:value-type="string">
            <text:p text:style-name="P131">8</text:p>
          </table:table-cell>
          <table:table-cell table:style-name="Table6.A2" office:value-type="string">
            <text:p text:style-name="P132"><text:a xlink:type="simple" xlink:href="https://wmtprojectsforum.altervista.org/files/WMT%20River%20System%20Files/NAS%20Box/DNS_320L_Datasheet_EN_EU.pdf" text:style-name="Internet_20_link" text:visited-style-name="Visited_20_Internet_20_Link">NAS Box (D-Link DNS-320L)</text:a></text:p>
          </table:table-cell>
          <table:table-cell table:style-name="Table6.C2" office:value-type="string">
            <text:p text:style-name="P126">N/A</text:p>
          </table:table-cell>
        </table:table-row>
      </table:table>
      <text:h text:style-name="P164"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98">GUI</text:p>
          </table:table-cell>
          <table:table-cell table:style-name="Table1.A1" office:value-type="string">
            <text:p text:style-name="P98">Graphical User Interface</text:p>
          </table:table-cell>
        </table:table-row>
        <table:table-row>
          <table:table-cell table:style-name="Table1.A1" office:value-type="string">
            <text:p text:style-name="P100">HDMI</text:p>
          </table:table-cell>
          <table:table-cell table:style-name="Table1.A1" office:value-type="string">
            <text:p text:style-name="P100">High Definition Multimedia Interface</text:p>
          </table:table-cell>
        </table:table-row>
        <table:table-row>
          <table:table-cell table:style-name="Table1.A1" office:value-type="string">
            <text:p text:style-name="P98">HTML</text:p>
          </table:table-cell>
          <table:table-cell table:style-name="Table1.A1" office:value-type="string">
            <text:p text:style-name="P98">Hypertext Markup Language</text:p>
          </table:table-cell>
        </table:table-row>
        <table:table-row>
          <table:table-cell table:style-name="Table1.A1" office:value-type="string">
            <text:p text:style-name="P101">Server</text:p>
          </table:table-cell>
          <table:table-cell table:style-name="Table1.A1" office:value-type="string">
            <text:p text:style-name="P102">A computer or process that provides access to a resource over a network for other “client” devices or computers to use.</text:p>
          </table:table-cell>
        </table:table-row>
        <table:table-row>
          <table:table-cell table:style-name="Table1.A1" office:value-type="string">
            <text:p text:style-name="P101">Web Server</text:p>
          </table:table-cell>
          <table:table-cell table:style-name="Table1.A1" office:value-type="string">
            <text:p text:style-name="P101">The system that hosts the web pages used to access the visitor GUI.</text:p>
          </table:table-cell>
        </table:table-row>
        <table:table-row table:style-name="Table1.6">
          <table:table-cell table:style-name="Table1.A1" office:value-type="string">
            <text:p text:style-name="P101">Database Server</text:p>
          </table:table-cell>
          <table:table-cell table:style-name="Table1.A1" office:value-type="string">
            <text:p text:style-name="P101">Stores and manages data from the River System, and makes it accessible to the Visitor and Staff GUIs.</text:p>
          </table:table-cell>
        </table:table-row>
        <table:table-row table:style-name="Table1.6">
          <table:table-cell table:style-name="Table1.A1" office:value-type="string">
            <text:p text:style-name="P103">River System</text:p>
          </table:table-cell>
          <table:table-cell table:style-name="Table1.A1" office:value-type="string">
            <text:p text:style-name="P103"><text:span text:style-name="T36">A</text:span>ll elements of the WMT model river and its control and monitoring components. </text:p>
          </table:table-cell>
        </table:table-row>
        <text:soft-page-break/>
        <table:table-row table:style-name="Table1.6">
          <table:table-cell table:style-name="Table1.A1" office:value-type="string">
            <text:p text:style-name="P104">NAS Box</text:p>
          </table:table-cell>
          <table:table-cell table:style-name="Table1.A1" office:value-type="string">
            <text:p text:style-name="P104">Network-Attached-Storage system. This device holds the database that the river system uses to maintain state, and that will be used by the visitor and staff GUIs to display information.</text:p>
          </table:table-cell>
        </table:table-row>
        <table:table-row table:style-name="Table1.6">
          <table:table-cell table:style-name="Table1.A1" office:value-type="string">
            <text:p text:style-name="P94">TCP/IP</text:p>
          </table:table-cell>
          <table:table-cell table:style-name="Table1.A1" office:value-type="string">
            <text:p text:style-name="P151">Transmission Control Protocol / Internet Protocol</text:p>
          </table:table-cell>
        </table:table-row>
        <table:table-row table:style-name="Table1.6">
          <table:table-cell table:style-name="Table1.A1" office:value-type="string">
            <text:p text:style-name="P98">WMT</text:p>
          </table:table-cell>
          <table:table-cell table:style-name="Table1.A1" office:value-type="string">
            <text:p text:style-name="P98">Wimborne Model Town</text:p>
          </table:table-cell>
        </table:table-row>
      </table:table>
      <text:h text:style-name="P161" text:outline-level="1"><text:bookmark-start text:name="__RefHeading___Toc2547_437433743"/><text:change text:change-id="ct94343676345296"/><text:span text:style-name="T14">GENERAL </text:span><text:span text:style-name="T11">REQUIREMENTS</text:span><text:bookmark-end text:name="__RefHeading___Toc2547_437433743"/></text:h>
      <text:p text:style-name="P51">The following <text:span text:style-name="T37">general</text:span> requirements have been identified.</text:p>
      <text:h text:style-name="P168" text:outline-level="2"><text:bookmark-start text:name="__RefHeading___Toc2549_437433743"/>Hardware Configuration<text:bookmark-end text:name="__RefHeading___Toc2549_437433743"/></text:h>
      <text:p text:style-name="P81"><text:span text:style-name="T20">References </text:span><text:span text:style-name="T53">3 and4 in Section </text:span><text:span text:style-name="T20">1.2</text:span><text:span text:style-name="T13"> </text:span><text:span text:style-name="T20">include diagrams showing </text:span><text:span text:style-name="T13">the general arrangement of the hardware for the prototype deployment. <text:s/></text:span><text:span text:style-name="T23">Reference </text:span><text:span text:style-name="T53">5 in Section </text:span><text:span text:style-name="T23">1.2 provides an example of an earlier requirement that wasn’t completed.</text:span></text:p>
      <text:p text:style-name="P118">The Control System shall be hosted on the WMT Web Server that provides the Visitor Audio Guides and Kiddies Quiz.</text:p>
      <text:h text:style-name="P174" text:outline-level="3"><text:bookmark-start text:name="__RefHeading___Toc3584_151679121"/><text:span text:style-name="T37">User </text:span>Device Specifications<text:bookmark-end text:name="__RefHeading___Toc3584_151679121"/></text:h>
      <text:p text:style-name="P106">Note: As WMT does not control which devices users may use to connect to the <text:span text:style-name="T37">system</text:span>, a range of display sizes and platforms <text:span text:style-name="T38">must be </text:span><text:span text:style-name="T33">accommodated.</text:span> <text:span text:style-name="T38">T</text:span>he <text:span text:style-name="T37">system</text:span> <text:span text:style-name="T38">should</text:span> <text:span text:style-name="T37">be accessible</text:span> on a ‘lowest common denominator’ of low end devices, in an attempt to ensure it will work well on all devices <text:span text:style-name="T37">staff</text:span> are likely to <text:span text:style-name="T37">possess</text:span>. <text:span text:style-name="T39">This is of course limited by the availability of devices and compatibility of these devices with modern web technologies.</text:span></text:p>
      <table:table table:name="Table4" table:style-name="Table4">
        <table:table-column table:style-name="Table4.A"/>
        <table:table-column table:style-name="Table4.B"/>
        <table:table-row>
          <table:table-cell table:style-name="Table4.A1" office:value-type="string">
            <text:p text:style-name="P105">Operating System</text:p>
          </table:table-cell>
          <table:table-cell table:style-name="Table4.B1" office:value-type="string">
            <text:p text:style-name="P105">IOS 6.1.6 or later, or Android 5.1 and later.</text:p>
          </table:table-cell>
        </table:table-row>
        <table:table-row>
          <table:table-cell table:style-name="Table4.A2" office:value-type="string">
            <text:p text:style-name="P107">Form Factor</text:p>
          </table:table-cell>
          <table:table-cell table:style-name="Table4.B2" office:value-type="string">
            <text:p text:style-name="P107">Mobile/handheld (but would be good to also work on tablets).</text:p>
          </table:table-cell>
        </table:table-row>
        <table:table-row>
          <table:table-cell table:style-name="Table4.A2" office:value-type="string">
            <text:p text:style-name="P107">Screen size</text:p>
          </table:table-cell>
          <table:table-cell table:style-name="Table4.B2" office:value-type="string">
            <text:p text:style-name="P107"><text:span text:style-name="T40">3.5</text:span>” or larger.</text:p>
          </table:table-cell>
        </table:table-row>
        <table:table-row>
          <table:table-cell table:style-name="Table4.A2" office:value-type="string">
            <text:p text:style-name="P108">Screen resolution</text:p>
          </table:table-cell>
          <table:table-cell table:style-name="Table4.B2" office:value-type="string">
            <text:p text:style-name="P108">720x1080 pixels or higher.</text:p>
          </table:table-cell>
        </table:table-row>
        <table:table-row>
          <table:table-cell table:style-name="Table4.A2" office:value-type="string">
            <text:p text:style-name="P109">Other Capabilities</text:p>
          </table:table-cell>
          <table:table-cell table:style-name="Table4.B2" office:value-type="string">
            <text:p text:style-name="P109">Mutli-touch support.</text:p>
            <text:p text:style-name="P109">Support for HTML5, CSS3, and JavaScript (modern web technologies)</text:p>
          </table:table-cell>
        </table:table-row>
      </table:table>
      <text:p text:style-name="Text_20_body"><text:change-start text:change-id="ct94343685326896"/></text:p>
      <text:h text:style-name="P165" text:outline-level="2"><text:bookmark-start text:name="__RefHeading___Toc8002_461351655"/><text:change-end text:change-id="ct94343685326896"/>Software Environment<text:bookmark-end text:name="__RefHeading___Toc8002_461351655"/></text:h>
      <text:p text:style-name="P59">The Operating System shall be <text:span text:style-name="T20">Raspberry Pi OS</text:span>.</text:p>
      <text:h text:style-name="P175" text:outline-level="3"><text:bookmark-start text:name="__RefHeading___Toc1659_163027149"/>User Interface<text:bookmark-end text:name="__RefHeading___Toc1659_163027149"/></text:h>
      <text:p text:style-name="P99">The <text:span text:style-name="T53">User Interface</text:span> shall be implemented using <text:span text:style-name="T29">code written in </text:span>Hypertext Markup Language (HTML), <text:span text:style-name="T29">(see Reference 2 in Section 1.3)</text:span> Version <text:span text:style-name="T41">5</text:span> to <text:span text:style-name="T41">carry scripts that generate and render the content. <text:s/>The preferred <text:s/>framework is Flask (see Reference 3 in Section 1.3) because it allows the Python Programming Language (see Reference 4 in Section 1.3) to be used for the scripting language.</text:span></text:p>
      <text:p text:style-name="P95">Note:<text:tab/>Python is preferred as the scripting language because it has been used to realise the software used for the other elements of this system and also for other Projects within the WMT. <text:s text:c="2"/><text:span text:style-name="T53">Flask is the preferred framework because it has been used to develop the Minster Bells and Audio Staff Interface.</text:span></text:p>
      <text:h text:style-name="P176" text:outline-level="3"><text:bookmark-start text:name="__RefHeading___Toc1661_163027149"/>Operating System<text:bookmark-end text:name="__RefHeading___Toc1661_163027149"/></text:h>
      <text:h text:style-name="P180" text:outline-level="4"><text:bookmark-start text:name="__RefHeading___Toc1663_163027149"/>Development<text:bookmark-end text:name="__RefHeading___Toc1663_163027149"/></text:h>
      <text:p text:style-name="P90">Any Operating System may be used for development.</text:p>
      <text:h text:style-name="P181" text:outline-level="4"><text:bookmark-start text:name="__RefHeading___Toc1665_163027149"/>De<text:span text:style-name="T27">ploy</text:span>ment<text:bookmark-end text:name="__RefHeading___Toc1665_163027149"/></text:h>
      <text:p text:style-name="P60">The Operating System <text:span text:style-name="T29">used for the deployed system </text:span><text:span text:style-name="T42">for the Desktop interface </text:span><text:span text:style-name="T29">will</text:span> be Rasp<text:span text:style-name="T43">berry Pi OS</text:span>, <text:span text:style-name="T29">(see Reference </text:span><text:span text:style-name="T54">1 in Section </text:span><text:span text:style-name="T29">1.</text:span><text:span text:style-name="T54">5</text:span><text:span text:style-name="T29">)</text:span> version <text:span text:style-name="T34">Buster</text:span>, <text:span text:style-name="T27">running on a Raspberry Pi so any developed software shall be tested on that platform</text:span>.</text:p>
      <text:p text:style-name="P144">The client-side of the <text:span text:style-name="T44">mobile </text:span>interface will be accessible <text:span text:style-name="T45">from </text:span>Android and iOS (versions <text:span text:style-name="T45">documented in Section 2.1.</text:span><text:span text:style-name="T54">1</text:span>). <text:span text:style-name="T46">For phones </text:span><text:span text:style-name="T45">and similar handheld devices.</text:span></text:p>
      <text:h text:style-name="P177" text:outline-level="3"><text:bookmark-start text:name="__RefHeading___Toc1667_163027149"/>Copyright<text:bookmark-end text:name="__RefHeading___Toc1667_163027149"/></text:h>
      <text:p text:style-name="P92">All software will be Copyright Wimborne Model Town and Released under the GNU Public License (GPL) Version 3, (see <text:s/><text:span text:style-name="T41">Reference </text:span><text:span text:style-name="T55">6</text:span><text:span text:style-name="T41"> in Section 1.</text:span><text:span text:style-name="T55">2</text:span><text:span text:style-name="T41">).</text:span></text:p>
      <text:p text:style-name="P145">All documentation <text:span text:style-name="T47">will be Copyright Wimborne Model Town and </text:span>licensed <text:span text:style-name="T48">under the Creative Commons Attribution-NonCommercial-ShareAlike 4.0 International License</text:span><text:span text:style-name="T49"> </text:span><text:span text:style-name="T48">(see Reference </text:span><text:span text:style-name="T50">7</text:span><text:span text:style-name="T48"> in Section 1.2).</text:span></text:p>
      <text:p text:style-name="Text_20_body"><text:change-start text:change-id="ct94343612962224"/></text:p>
      <text:h text:style-name="P166" text:outline-level="2"><text:bookmark-start text:name="__RefHeading___Toc8004_461351655"/><text:change-end text:change-id="ct94343612962224"/>Communications<text:bookmark-end text:name="__RefHeading___Toc8004_461351655"/></text:h>
      <text:h text:style-name="P178" text:outline-level="3"><text:bookmark-start text:name="__RefHeading___Toc1194_2817788786"/>Medium and Protocols<text:bookmark-end text:name="__RefHeading___Toc1194_2817788786"/></text:h>
      <text:p text:style-name="P60">All communications between <text:span text:style-name="T29">the Visitor GUI Pi and the Master Pi </text:span>shall <text:span text:style-name="T27">use Transmission Control Protocol / Internet Protocol</text:span> <text:span text:style-name="T27">(TCP/IP)</text:span><text:span text:style-name="T26"> over an </text:span>Ethernet link <text:span text:style-name="T27">(possibly supplemented by a wireless technology)</text:span>.</text:p>
      <text:p text:style-name="P146">Mobile devices will need to connect over Wi-Fi.</text:p>
      <text:h text:style-name="P179" text:outline-level="3"><text:bookmark-start text:name="__RefHeading___Toc1196_2817788786"/>Methodology<text:bookmark-end text:name="__RefHeading___Toc1196_2817788786"/></text:h>
      <text:p text:style-name="P93"><text:span text:style-name="T51">T</text:span>he <text:span text:style-name="T35">NAS box</text:span> host<text:span text:style-name="T45">s</text:span> a database which<text:span text:style-name="T51"> </text:span>contain<text:span text:style-name="T45">s</text:span> record<text:span text:style-name="T51">s</text:span> <text:span text:style-name="T51">of each River System data item, </text:span><text:span text:style-name="T45">including current status and historical readings and events</text:span>. The <text:span text:style-name="T35">web server </text:span><text:span text:style-name="T52">shall</text:span> read each record in turn before <text:span text:style-name="T35">presenting the data in an HTML page for the client to render</text:span>. <text:span text:style-name="T51">T</text:span>he software on the <text:span text:style-name="T45">mobile devices </text:span><text:span text:style-name="T51">will</text:span> have permission to write to the database <text:span text:style-name="T51">in order to transmit Staff commands to the </text:span><text:span text:style-name="T35">NAS Box</text:span>.</text:p>
      <text:p text:style-name="P59">All communications between <text:span text:style-name="T20">the hardware devices </text:span>shall be via the Ethernet link <text:span text:style-name="T20">already established for the automated system</text:span>.</text:p>
      <text:p text:style-name="Text_20_body"><text:change-start text:change-id="ct94343666562640"/></text:p>
      <text:h text:style-name="P157" text:outline-level="1"><text:bookmark-start text:name="__RefHeading___Toc8006_461351655"/><text:change-end text:change-id="ct94343666562640"/>FUNCTIONAL REQUIREMENTS<text:bookmark-end text:name="__RefHeading___Toc8006_461351655"/></text:h>
      <text:h text:style-name="P167" text:outline-level="2"><text:bookmark-start text:name="__RefHeading___Toc8008_461351655"/><text:span text:style-name="T14">Functional </text:span>Requirements<text:bookmark-end text:name="__RefHeading___Toc8008_461351655"/></text:h>
      <text:p text:style-name="P59"><text:span text:style-name="T20">The system shall present a web page to the operator, which will allow the functions described below to be selected</text:span>.</text:p>
      <text:h text:style-name="P169" text:outline-level="2"><text:bookmark-start text:name="__RefHeading___Toc13383_3019434219"/>Presentation<text:bookmark-end text:name="__RefHeading___Toc13383_3019434219"/></text:h>
      <text:p text:style-name="P83">To avoid overcrowding on moble devices the number of monitored functions and controls on each page shall be minimised as described below.</text:p>
      <text:h text:style-name="P170" text:outline-level="2"><text:bookmark-start text:name="__RefHeading___Toc13385_3019434219"/>General<text:bookmark-end text:name="__RefHeading___Toc13385_3019434219"/></text:h>
      <text:p text:style-name="P110">Table <text:sequence text:ref-name="refTable2" text:name="Table" text:formula="ooow:Table+1" style:num-format="1">3</text:sequence>: <text:span text:style-name="T56">General </text:span><text:span text:style-name="T13">Functional Requirements</text:span></text:p>
      <text:p text:style-name="P110"/>
      <table:table table:name="Table8" table:style-name="Table8">
        <table:table-column table:style-name="Table8.A"/>
        <table:table-column table:style-name="Table8.B"/>
        <table:table-header-rows>
          <table:table-row>
            <table:table-cell table:style-name="Table8.A1" office:value-type="string">
              <text:p text:style-name="P19">No</text:p>
            </table:table-cell>
            <table:table-cell table:style-name="Table8.B1" office:value-type="string">
              <text:p text:style-name="P31">Requirement</text:p>
            </table:table-cell>
          </table:table-row>
        </table:table-header-rows>
        <table:table-row>
          <table:table-cell table:style-name="Table8.A2" office:value-type="string">
            <text:p text:style-name="P111">3.3.1</text:p>
          </table:table-cell>
          <table:table-cell table:style-name="Table8.B2" office:value-type="string">
            <text:p text:style-name="P133">The display presented to the user shall provide information about the operating state of the River System.</text:p>
          </table:table-cell>
        </table:table-row>
        <table:table-row>
          <table:table-cell table:style-name="Table8.A2" office:value-type="string">
            <text:p text:style-name="P111">3.3.<text:span text:style-name="T20">1.1</text:span></text:p>
          </table:table-cell>
          <table:table-cell table:style-name="Table8.B2" office:value-type="string">
            <text:p text:style-name="P74">The <text:span text:style-name="T57">various levels of all of the Sump and all of the Butts Groups in the system shall be shown in the form of a </text:span><text:span text:style-name="T59">non-editable </text:span><text:span text:style-name="T57">number showing depth in mm.</text:span></text:p>
          </table:table-cell>
        </table:table-row>
        <table:table-row>
          <table:table-cell table:style-name="Table8.A2" office:value-type="string">
            <text:p text:style-name="P111">3.3.<text:span text:style-name="T20">1.2</text:span></text:p>
          </table:table-cell>
          <table:table-cell table:style-name="Table8.B2" office:value-type="string">
            <text:p text:style-name="P74"><text:span text:style-name="T57">The status of the Gate Valves shall be shown in the form of a </text:span><text:span text:style-name="T59">non-editable</text:span><text:span text:style-name="T57"> number showing degree of opening <text:s/>in percent.</text:span></text:p>
          </table:table-cell>
        </table:table-row>
        <table:table-row>
          <table:table-cell table:style-name="Table8.A2" office:value-type="string">
            <text:p text:style-name="P134">3.3.1.3</text:p>
          </table:table-cell>
          <table:table-cell table:style-name="Table8.B2" office:value-type="string">
            <text:p text:style-name="P75"><text:span text:style-name="T57">The status of the </text:span><text:span text:style-name="T58">Butts Pump</text:span><text:span text:style-name="T57"> shall be shown in the form of a </text:span><text:span text:style-name="T59">non-editable </text:span><text:span text:style-name="T57">string indicating </text:span><text:span text:style-name="T58">running</text:span><text:span text:style-name="T57"> or </text:span><text:span text:style-name="T58">stopped</text:span><text:span text:style-name="T57">.</text:span></text:p>
          </table:table-cell>
        </table:table-row>
        <table:table-row>
          <table:table-cell table:style-name="Table8.A2" office:value-type="string">
            <text:p text:style-name="P111">3.3.<text:span text:style-name="T20">1.</text:span><text:span text:style-name="T58">4</text:span></text:p>
          </table:table-cell>
          <table:table-cell table:style-name="Table8.B2" office:value-type="string">
            <text:p text:style-name="P76"><text:span text:style-name="T57">The status of the mains solenoid valve shall be shown in the form of a </text:span><text:span text:style-name="T59">non-editable </text:span><text:span text:style-name="T57">string indicating open or closed.</text:span></text:p>
          </table:table-cell>
        </table:table-row>
        <table:table-row>
          <table:table-cell table:style-name="Table8.A2" office:value-type="string">
            <text:p text:style-name="P133">3.3.<text:span text:style-name="T62">2</text:span></text:p>
          </table:table-cell>
          <table:table-cell table:style-name="Table8.B2" office:value-type="string">
            <text:p text:style-name="P133">The display presented to the user shall provide controls to allow the user to change <text:s/>the operating state of the River System.</text:p>
          </table:table-cell>
        </table:table-row>
        <table:table-row>
          <table:table-cell table:style-name="Table8.A2" office:value-type="string">
            <text:p text:style-name="P133">3.3.<text:span text:style-name="T62">2</text:span>.1</text:p>
          </table:table-cell>
          <table:table-cell table:style-name="Table8.B2" office:value-type="string">
            <text:p text:style-name="P133">User controls shall be positioned adjacent to the level or status that they <text:span text:style-name="T58">directly </text:span>effect.</text:p>
          </table:table-cell>
        </table:table-row>
        <table:table-row>
          <table:table-cell table:style-name="Table8.A2" office:value-type="string">
            <text:p text:style-name="P142">3.3.<text:span text:style-name="T62">8</text:span>.2</text:p>
          </table:table-cell>
          <table:table-cell table:style-name="Table8.B2" office:value-type="string">
            <text:p text:style-name="P142">Controls for the Butts Pump and Mains Solenoid Valve shall take the form of buttons labelled ‘On’ and ‘Off’.</text:p>
          </table:table-cell>
        </table:table-row>
        <table:table-row>
          <table:table-cell table:style-name="Table8.A2" office:value-type="string">
            <text:p text:style-name="P142">3.3.7.3</text:p>
          </table:table-cell>
          <table:table-cell table:style-name="Table8.B2" office:value-type="string">
            <text:p text:style-name="P143">Controls for Gate Valves shall take the form of an editable <text:span text:style-name="T60">field to allow the percentage opening to be entered.</text:span></text:p>
          </table:table-cell>
        </table:table-row>
        <text:soft-page-break/>
        <table:table-row>
          <table:table-cell table:style-name="Table8.A2" office:value-type="string">
            <text:p text:style-name="P134">3.3.3</text:p>
          </table:table-cell>
          <table:table-cell table:style-name="Table8.B2" office:value-type="string">
            <text:p text:style-name="P82"><text:span text:style-name="T47">The </text:span><text:span text:style-name="T58">Control System</text:span><text:span text:style-name="T47"> shall be protected by a login system to prevent unauthorised access</text:span>.</text:p>
          </table:table-cell>
        </table:table-row>
        <table:table-row>
          <table:table-cell table:style-name="Table8.A2" office:value-type="string">
            <text:p text:style-name="P97">3.3.4</text:p>
          </table:table-cell>
          <table:table-cell table:style-name="Table8.B2" office:value-type="string">
            <text:p text:style-name="P97">It <text:span text:style-name="T58">Control System</text:span><text:span text:style-name="T47"> </text:span>shall provide a facility to fetch results from the database and copy them to the mobile device.</text:p>
          </table:table-cell>
        </table:table-row>
        <table:table-row>
          <table:table-cell table:style-name="Table8.A2" office:value-type="string">
            <text:p text:style-name="P134">3.3.5</text:p>
          </table:table-cell>
          <table:table-cell table:style-name="Table8.B2" office:value-type="string">
            <text:p text:style-name="P82"><text:span text:style-name="T47">The </text:span><text:span text:style-name="T58">Control System</text:span><text:span text:style-name="T47"> shall </text:span><text:span text:style-name="T58">provide a button to affect shudown of any of the devices in the River System to allow power to be safely removed. <text:s/>(The Web Server itself is protected by an Uninteruptible Power Suppy and can therfore be shutdown simply by removing the power.)</text:span></text:p>
          </table:table-cell>
        </table:table-row>
      </table:table>
      <text:p text:style-name="Text_20_body"/>
      <text:p text:style-name="P96">Note:<text:tab/>Requirements 3.3.4 and 3.3.5 a<text:span text:style-name="T63">re</text:span> stretch targets.</text:p>
      <text:h text:style-name="P171" text:outline-level="2"><text:bookmark-start text:name="__RefHeading___Toc13387_3019434219"/>Requirements for <text:span text:style-name="T58">the Landing</text:span><text:span text:style-name="T21"> Page</text:span><text:bookmark-end text:name="__RefHeading___Toc13387_3019434219"/></text:h>
      <text:p text:style-name="P62">Table <text:sequence text:ref-name="refTable3" text:name="Table" text:formula="ooow:Table+1" style:num-format="1">4</text:sequence>: <text:span text:style-name="T56">Landing Page </text:span><text:span text:style-name="T13">Functional Requirements</text:span></text:p>
      <text:p text:style-name="P62"/>
      <table:table table:name="Table10" table:style-name="Table10">
        <table:table-column table:style-name="Table10.A"/>
        <table:table-column table:style-name="Table10.B"/>
        <table:table-header-rows>
          <table:table-row>
            <table:table-cell table:style-name="Table10.A1" office:value-type="string">
              <text:p text:style-name="P15">No</text:p>
            </table:table-cell>
            <table:table-cell table:style-name="Table10.B1" office:value-type="string">
              <text:p text:style-name="P25">Requirement</text:p>
            </table:table-cell>
          </table:table-row>
        </table:table-header-rows>
        <table:table-row>
          <table:table-cell table:style-name="Table10.A2" office:value-type="string">
            <text:p text:style-name="Table_20_Text">3.5.1</text:p>
          </table:table-cell>
          <table:table-cell table:style-name="Table10.B2" office:value-type="string">
            <text:p text:style-name="P71">There shall be a ‘Landing Page’ with buttons and /or links to allow access to me detailed functions:</text:p>
          </table:table-cell>
        </table:table-row>
        <table:table-row>
          <table:table-cell table:style-name="Table10.A2" office:value-type="string">
            <text:p text:style-name="Table_20_Text">3.5.<text:span text:style-name="T20">1.1</text:span></text:p>
          </table:table-cell>
          <table:table-cell table:style-name="Table10.B2" office:value-type="string">
            <text:p text:style-name="P71">There shall be a Sump / Wendy Butts Page accessible from the Landing Page.</text:p>
          </table:table-cell>
        </table:table-row>
        <table:table-row>
          <table:table-cell table:style-name="Table10.A2" office:value-type="string">
            <text:p text:style-name="Table_20_Text">3.5.<text:span text:style-name="T20">1.2</text:span></text:p>
          </table:table-cell>
          <table:table-cell table:style-name="Table10.B2" office:value-type="string">
            <text:p text:style-name="P71">There shall be a Stage Butts Page accessible from the Landing Page</text:p>
          </table:table-cell>
        </table:table-row>
        <table:table-row>
          <table:table-cell table:style-name="Table10.A2" office:value-type="string">
            <text:p text:style-name="Table_20_Text">3.5.<text:span text:style-name="T20">1.3</text:span></text:p>
          </table:table-cell>
          <table:table-cell table:style-name="Table10.B2" office:value-type="string">
            <text:p text:style-name="P71">There shall be a Lady Hanham Butts Page accessible from the Landing Page.</text:p>
          </table:table-cell>
        </table:table-row>
        <table:table-row>
          <table:table-cell table:style-name="Table10.A2" office:value-type="string">
            <text:p text:style-name="P134">3.5.1.4</text:p>
          </table:table-cell>
          <table:table-cell table:style-name="Table10.B2" office:value-type="string">
            <text:p text:style-name="P134">There shall be a Device Shutdown Page accessible from the Landing Page.</text:p>
          </table:table-cell>
        </table:table-row>
      </table:table>
      <text:p text:style-name="Text_20_body"/>
      <text:h text:style-name="P172" text:outline-level="2"><text:bookmark-start text:name="__RefHeading___Toc8010_461351655"/><text:span text:style-name="T21">Detailed</text:span> Requirements for <text:span text:style-name="T21">Each Page</text:span><text:bookmark-end text:name="__RefHeading___Toc8010_461351655"/></text:h>
      <text:p text:style-name="P112">Table <text:sequence text:ref-name="refTable4" text:name="Table" text:formula="ooow:Table+1" style:num-format="1">5</text:sequence>: <text:span text:style-name="T21">Sump / Wendy Butts Page - Detailed</text:span><text:span text:style-name="T14"> Requirements</text:span></text:p>
      <text:p text:style-name="P42"/>
      <table:table table:name="Table11" table:style-name="Table11">
        <table:table-column table:style-name="Table11.A"/>
        <table:table-column table:style-name="Table11.B"/>
        <table:table-row>
          <table:table-cell table:style-name="Table11.A1" office:value-type="string">
            <text:p text:style-name="P16">No</text:p>
          </table:table-cell>
          <table:table-cell table:style-name="Table11.B1" office:value-type="string">
            <text:p text:style-name="P26">Requirement</text:p>
          </table:table-cell>
        </table:table-row>
        <table:table-row>
          <table:table-cell table:style-name="Table11.A2" office:value-type="string">
            <text:p text:style-name="P41">3.5.<text:span text:style-name="T22">3.</text:span>1</text:p>
          </table:table-cell>
          <table:table-cell table:style-name="Table11.B2" office:value-type="string">
            <text:p text:style-name="P136">The following Buttons shall be provided, each <text:span text:style-name="T60">labelled with the associated function and adjacent to the monitored value that they control</text:span>:</text:p>
          </table:table-cell>
        </table:table-row>
        <table:table-row>
          <table:table-cell table:style-name="Table11.A2" office:value-type="string">
            <text:p text:style-name="P47">3.5.<text:span text:style-name="T22">3.</text:span><text:span text:style-name="T21">1.1</text:span></text:p>
          </table:table-cell>
          <table:table-cell table:style-name="Table11.B2" office:value-type="string">
            <text:p text:style-name="P77">Sump <text:span text:style-name="T60">Level and Butts Pump control.</text:span></text:p>
          </table:table-cell>
        </table:table-row>
        <table:table-row>
          <table:table-cell table:style-name="Table11.A2" office:value-type="string">
            <text:p text:style-name="P47">3.5.<text:span text:style-name="T22">3.</text:span><text:span text:style-name="T21">1.2</text:span></text:p>
          </table:table-cell>
          <table:table-cell table:style-name="Table11.B2" office:value-type="string">
            <text:p text:style-name="P77"><text:span text:style-name="T60">Wendy </text:span>Butts <text:span text:style-name="T60">Level and Gate Valve </text:span>Control.</text:p>
          </table:table-cell>
        </table:table-row>
      </table:table>
      <text:p text:style-name="P69"/>
      <text:p text:style-name="P69">Table <text:sequence text:ref-name="refTable5" text:name="Table" text:formula="ooow:Table+1" style:num-format="1">6</text:sequence>: <text:span text:style-name="T21">S</text:span><text:span text:style-name="T59">tage</text:span><text:span text:style-name="T21"> Butts Page - Detailed</text:span><text:span text:style-name="T14"> Requirements</text:span></text:p>
      <text:p text:style-name="P69"/>
      <table:table table:name="Table3" table:style-name="Table3">
        <table:table-column table:style-name="Table3.A"/>
        <table:table-column table:style-name="Table3.B"/>
        <table:table-row>
          <table:table-cell table:style-name="Table3.A1" office:value-type="string">
            <text:p text:style-name="P17">No</text:p>
          </table:table-cell>
          <table:table-cell table:style-name="Table3.B1" office:value-type="string">
            <text:p text:style-name="P29">Requirement</text:p>
          </table:table-cell>
        </table:table-row>
        <table:table-row>
          <table:table-cell table:style-name="Table3.A2" office:value-type="string">
            <text:p text:style-name="P70"><text:span text:style-name="T22">3.</text:span><text:span text:style-name="T61">6</text:span>.<text:span text:style-name="T22">4.1</text:span></text:p>
          </table:table-cell>
          <table:table-cell table:style-name="Table3.B2" office:value-type="string">
            <text:p text:style-name="P135">The following Fields shall be provided, each providing the user with information about the associated status as detailed below:</text:p>
          </table:table-cell>
        </table:table-row>
        <table:table-row>
          <table:table-cell table:style-name="Table3.A2" office:value-type="string">
            <text:p text:style-name="P48"><text:span text:style-name="T22">3.</text:span><text:span text:style-name="T61">6</text:span>.<text:span text:style-name="T22">4</text:span><text:span text:style-name="T21">.1.</text:span><text:span text:style-name="T22">1</text:span></text:p>
          </table:table-cell>
          <table:table-cell table:style-name="Table3.B2" office:value-type="string">
            <text:p text:style-name="P139"><text:span text:style-name="T61">Stage Butts</text:span> Level <text:span text:style-name="T61">and Stage Butts Gate Valve</text:span>.</text:p>
          </table:table-cell>
        </table:table-row>
        <table:table-row>
          <table:table-cell table:style-name="Table3.A2" office:value-type="string">
            <text:p text:style-name="P48"><text:span text:style-name="T22">3.</text:span><text:span text:style-name="T61">6</text:span>.<text:span text:style-name="T22">4.1</text:span><text:span text:style-name="T21">.2.</text:span></text:p>
          </table:table-cell>
          <table:table-cell table:style-name="Table3.B2" office:value-type="string">
            <text:p text:style-name="P78"><text:span text:style-name="T60">Wendy </text:span>Butts <text:span text:style-name="T60">Level and Gate Valve </text:span>Control.</text:p>
          </table:table-cell>
        </table:table-row>
      </table:table>
      <text:p text:style-name="P87"><text:bookmark-start text:name="__RefHeading___Toc8040_461351655"/><text:bookmark-end text:name="__RefHeading___Toc8040_461351655"/></text:p>
      <text:p text:style-name="P84"/>
      <text:p text:style-name="P85">Table <text:sequence text:ref-name="refTable6" text:name="Table" text:formula="ooow:Table+1" style:num-format="1">7</text:sequence>: <text:span text:style-name="T61">Lady Hanham</text:span><text:span text:style-name="T21"> Butts Page - Detailed</text:span><text:span text:style-name="T14"> Requirements</text:span></text:p>
      <text:p text:style-name="P84"/>
      <table:table table:name="Table12" table:style-name="Table12">
        <table:table-column table:style-name="Table12.A"/>
        <table:table-column table:style-name="Table12.B"/>
        <table:table-row>
          <table:table-cell table:style-name="Table12.A1" office:value-type="string">
            <text:p text:style-name="P20">No</text:p>
          </table:table-cell>
          <table:table-cell table:style-name="Table12.B1" office:value-type="string">
            <text:p text:style-name="P32">Requirement</text:p>
          </table:table-cell>
        </table:table-row>
        <table:table-row>
          <table:table-cell table:style-name="Table12.A2" office:value-type="string">
            <text:p text:style-name="P86"><text:span text:style-name="T22">3.7</text:span>.<text:span text:style-name="T22">4.1</text:span></text:p>
          </table:table-cell>
          <table:table-cell table:style-name="Table12.B2" office:value-type="string">
            <text:p text:style-name="P137">The following Fields shall be provided, each providing the user with information about the associated status as detailed below:</text:p>
          </table:table-cell>
        </table:table-row>
        <table:table-row>
          <table:table-cell table:style-name="Table12.A2" office:value-type="string">
            <text:p text:style-name="P49"><text:span text:style-name="T22">3.7</text:span>.<text:span text:style-name="T22">4</text:span><text:span text:style-name="T21">.1.</text:span><text:span text:style-name="T22">1</text:span></text:p>
          </table:table-cell>
          <table:table-cell table:style-name="Table12.B2" office:value-type="string">
            <text:p text:style-name="P140"><text:span text:style-name="T61">Lady Hanham Butts</text:span> Level <text:span text:style-name="T61">for each Bu</text:span><text:span text:style-name="T66">t</text:span><text:span text:style-name="T61">ts Group (G1, G2 and G3) and Lady Hanham Butts Gate Valve for each Bu</text:span><text:span text:style-name="T66">t</text:span><text:span text:style-name="T61">ts Group</text:span>.</text:p>
          </table:table-cell>
        </table:table-row>
        <table:table-row>
          <table:table-cell table:style-name="Table12.A2" office:value-type="string">
            <text:p text:style-name="P49"><text:span text:style-name="T22">3.7</text:span>.<text:span text:style-name="T22">4.1</text:span><text:span text:style-name="T21">.2.</text:span></text:p>
          </table:table-cell>
          <table:table-cell table:style-name="Table12.B2" office:value-type="string">
            <text:p text:style-name="P78"><text:span text:style-name="T61">Solenoid </text:span><text:span text:style-name="T60">Valve </text:span>Control.</text:p>
          </table:table-cell>
        </table:table-row>
      </table:table>
      <table:table table:name="Table13" table:style-name="Table13">
        <table:table-column table:style-name="Table13.A"/>
        <table:table-column table:style-name="Table13.B"/>
        <table:table-row>
          <table:table-cell table:style-name="Table13.A1" office:value-type="string">
            <text:p text:style-name="P49"><text:span text:style-name="T22">3.7</text:span>.<text:span text:style-name="T22">4.1</text:span><text:span text:style-name="T21">.</text:span><text:span text:style-name="T61">3</text:span><text:span text:style-name="T21">.</text:span></text:p>
          </table:table-cell>
          <table:table-cell table:style-name="Table13.B1" office:value-type="string">
            <text:p text:style-name="P78"><text:span text:style-name="T60">Wendy </text:span>Butts <text:span text:style-name="T60">Level and Gate Valve </text:span>Control.</text:p>
          </table:table-cell>
        </table:table-row>
      </table:table>
      <text:p text:style-name="Text_20_body"><text:change text:change-id="ct94343631113936"/><text:change-start text:change-id="ct94343547703824"/></text:p>
      <text:p text:style-name="P185"><text:change-end text:change-id="ct94343547703824"/>Table <text:sequence text:ref-name="refTable7" text:name="Table" text:formula="ooow:Table+1" style:num-format="1">8</text:sequence>: <text:span text:style-name="T66">Water Back-up</text:span><text:span text:style-name="T21"> Page - Detailed</text:span><text:span text:style-name="T14"> Requirements</text:span></text:p>
      <text:p text:style-name="P148"/>
      <table:table table:name="Table14" table:style-name="Table14">
        <table:table-column table:style-name="Table14.A"/>
        <table:table-column table:style-name="Table14.B"/>
        <table:table-row>
          <table:table-cell table:style-name="Table14.A1" office:value-type="string">
            <text:p text:style-name="P21">No</text:p>
          </table:table-cell>
          <table:table-cell table:style-name="Table14.B1" office:value-type="string">
            <text:p text:style-name="P33">Requirement</text:p>
          </table:table-cell>
        </table:table-row>
        <table:table-row>
          <table:table-cell table:style-name="Table14.A2" office:value-type="string">
            <text:p text:style-name="P149"><text:span text:style-name="T22">3.7</text:span>.<text:span text:style-name="T22">4.1</text:span></text:p>
          </table:table-cell>
          <table:table-cell table:style-name="Table14.B2" office:value-type="string">
            <text:p text:style-name="P138">The following Fields shall be provided, each providing the user with information about the associated status as detailed below:</text:p>
          </table:table-cell>
        </table:table-row>
        <table:table-row>
          <table:table-cell table:style-name="Table14.A2" office:value-type="string">
            <text:p text:style-name="P50"><text:span text:style-name="T22">3.7</text:span>.<text:span text:style-name="T22">4</text:span><text:span text:style-name="T21">.1.</text:span><text:span text:style-name="T22">1</text:span></text:p>
          </table:table-cell>
          <table:table-cell table:style-name="Table14.B2" office:value-type="string">
            <text:p text:style-name="P141">Gate Valve control</text:p>
          </table:table-cell>
        </table:table-row>
        <table:table-row>
          <table:table-cell table:style-name="Table14.A2" office:value-type="string">
            <text:p text:style-name="P50"><text:span text:style-name="T22">3.7</text:span>.<text:span text:style-name="T22">4.1</text:span><text:span text:style-name="T21">.2.</text:span></text:p>
          </table:table-cell>
          <table:table-cell table:style-name="Table14.B2" office:value-type="string">
            <text:p text:style-name="P152">Stretch target – Water Back-up pump control.</text:p>
          </table:table-cell>
        </table:table-row>
      </table:table>
      <text:p text:style-name="P150"/>
      <text:h text:style-name="P173" text:outline-level="2"><text:bookmark-start text:name="__RefHeading___Toc13389_3019434219"/>Operational<text:bookmark-end text:name="__RefHeading___Toc13389_3019434219"/></text:h>
      <text:p text:style-name="P54"><text:span text:style-name="T7">The Table below details the operational capabilities required of the software during the prototype deployment</text:span>. <text:s/><text:span text:style-name="T15">Only developers will be required to access the system.</text:span></text:p>
      <text:p text:style-name="Table_20_Heading">Table <text:sequence text:ref-name="refTable8" text:name="Table" text:formula="ooow:Table+1" style:num-format="1">9</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13">No</text:p>
          </table:table-cell>
          <table:table-cell table:style-name="Table5.B1" office:value-type="string">
            <text:p text:style-name="P23">Requirement</text:p>
          </table:table-cell>
        </table:table-row>
        <table:table-row>
          <table:table-cell table:style-name="Table5.A2" office:value-type="string">
            <text:p text:style-name="P64">3.3.1</text:p>
          </table:table-cell>
          <table:table-cell table:style-name="Table5.B2" office:value-type="string">
            <text:p text:style-name="P7"><text:span text:style-name="T15">It shall be possible to monitor </text:span><text:span text:style-name="T22">and control </text:span><text:span text:style-name="T15">the system operation by logging in from a laptop or mobile phone</text:span>.</text:p>
          </table:table-cell>
        </table:table-row>
      </table:table>
      <text:p text:style-name="P63"/>
      <text:h text:style-name="Heading_20_2" text:outline-level="2"><text:bookmark-start text:name="__RefHeading___Toc135_2006520353"/>Documentation<text:bookmark-end text:name="__RefHeading___Toc135_2006520353"/></text:h>
      <text:p text:style-name="P52"><text:span text:style-name="T7">The Table below details the documentation requirements for the software</text:span>.</text:p>
      <text:p text:style-name="Table_20_Heading">Table <text:sequence text:ref-name="refTable9" text:name="Table" text:formula="ooow:Table+1" style:num-format="1">10</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2">No</text:p>
          </table:table-cell>
          <table:table-cell table:style-name="Table7.B1" office:value-type="string">
            <text:p text:style-name="P22">Requirement</text:p>
          </table:table-cell>
        </table:table-row>
        <table:table-row>
          <table:table-cell table:style-name="Table7.A2" office:value-type="string">
            <text:p text:style-name="P45">3.5.1</text:p>
          </table:table-cell>
          <table:table-cell table:style-name="Table7.B2" office:value-type="string">
            <text:p text:style-name="P9">A comprehensive design specification shall be produced.</text:p>
          </table:table-cell>
        </table:table-row>
        <table:table-row>
          <table:table-cell table:style-name="Table7.A2" office:value-type="string">
            <text:p text:style-name="P65"><text:span text:style-name="T16">3.5</text:span>.2</text:p>
          </table:table-cell>
          <table:table-cell table:style-name="Table7.B2" office:value-type="string">
            <text:p text:style-name="P8"><text:span text:style-name="T9">The design specification shall include full descriptions of all functionality of all components of the software</text:span>.</text:p>
          </table:table-cell>
        </table:table-row>
        <table:table-row>
          <table:table-cell table:style-name="Table7.A2" office:value-type="string">
            <text:p text:style-name="P44">3.5.3</text:p>
          </table:table-cell>
          <table:table-cell table:style-name="Table7.B2" office:value-type="string">
            <text:p text:style-name="P9">All software shall be fully documented with comments.</text:p>
          </table:table-cell>
        </table:table-row>
      </table:table>
      <text:p text:style-name="Text_20_body"><text:change-start text:change-id="ct94343672493200"/></text:p>
      <text:h text:style-name="P159" text:outline-level="1"><text:bookmark-start text:name="__RefHeading___Toc567_2006520353"/><text:change-end text:change-id="ct94343672493200"/>ASSUMPTIONS<text:bookmark-end text:name="__RefHeading___Toc567_2006520353"/></text:h>
      <text:p text:style-name="P55">The following assumptions are made.</text:p>
      <text:list text:style-name="L3">
        <text:list-item>
          <text:p text:style-name="P202">Developers will have the pre-requisite knowledge to design and implement the software required to realise this <text:span text:style-name="T17">stage of the </text:span>project <text:span text:style-name="T10">and subsequently enhance it</text:span>.</text:p>
        </text:list-item>
      </text:list>
      <text:h text:style-name="P160" text:outline-level="1"><text:bookmark-start text:name="__RefHeading___Toc3871_3837260896"/>SUMMARY OF CHANGES TO THIS DOCUMENT<text:bookmark-end text:name="__RefHeading___Toc3871_3837260896"/></text:h>
      <text:p text:style-name="P27">The Table below details the changes made to this document for each revision.</text:p>
      <text:p text:style-name="P28">Table <text:sequence text:ref-name="refTable10" text:name="Table" text:formula="ooow:Table+1" style:num-format="1">11</text:sequence>: <text:span text:style-name="T18">Summary of Changes to this Document</text:span></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36">Issue</text:p>
          </table:table-cell>
          <table:table-cell table:style-name="Table2.A1" office:value-type="string">
            <text:p text:style-name="P38">Section</text:p>
          </table:table-cell>
          <table:table-cell table:style-name="Table2.C1" office:value-type="string">
            <text:p text:style-name="P38">Summary of Change</text:p>
          </table:table-cell>
        </table:table-row>
        <table:table-row>
          <table:table-cell table:style-name="Table2.A2" office:value-type="string">
            <text:p text:style-name="P37">0.1</text:p>
          </table:table-cell>
          <table:table-cell table:style-name="Table2.A2" office:value-type="string">
            <text:p text:style-name="P10">-</text:p>
          </table:table-cell>
          <table:table-cell table:style-name="Table2.C2" office:value-type="string">
            <text:p text:style-name="P11"><text:span text:style-name="T62">Initial issue for comments</text:span>.</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9cm" fo:margin-right="0cm" fo:margin-top="0cm" fo:margin-bottom="0.247cm" style:contextual-spacing="false" fo:line-height="120%" fo:text-indent="-1.799cm" style:auto-text-indent="false" style:page-number="auto" fo:background-color="transparent">
        <style:tab-stops/>
      </style:paragraph-properties>
      <style:text-properties fo:font-size="12pt"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itle/><text:file-name text:display="name">WMT_River_Web_Based Control_System_Requirements_Iss_0.3</text:file-name><text:tab/><text:tab/><text:span text:style-name="MT1"><text:page-number text:select-page="current">13</text:page-number></text:span><text:span text:style-name="MT1"> </text:span><text:span text:style-name="MT2">of </text:span><text:span text:style-name="MT2"><text:page-count>13</text:page-count></text:span></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3-06-01T07:27:48.928288493</dc:date>
    <meta:editing-duration>PT12H41M54S</meta:editing-duration>
    <meta:editing-cycles>109</meta:editing-cycles>
    <meta:generator>LibreOffice/7.5.3.2$Linux_X86_64 LibreOffice_project/50$Build-2</meta:generator>
    <meta:print-date>2023-05-31T11:04:59.556682913</meta:print-date>
    <meta:printed-by>Terry Coles</meta:printed-by>
    <dc:creator>Terry Coles</dc:creator>
    <meta:document-statistic meta:table-count="14" meta:image-count="1" meta:object-count="0" meta:page-count="13" meta:paragraph-count="308" meta:word-count="2481" meta:character-count="15107" meta:non-whitespace-character-count="12880"/>
  </office:meta>
</office:document-meta>
</file>